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A933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#FF0000"/>
    </style:style>
    <style:style style:name="ce5" style:family="table-cell" style:parent-style-name="Default" style:data-style-name="N38"/>
    <style:style style:name="ce6" style:family="table-cell" style:parent-style-name="Default" style:data-style-name="N38">
      <style:table-cell-properties fo:background-color="#00A933"/>
    </style:style>
    <style:style style:name="ce7" style:family="table-cell" style:parent-style-name="Default" style:data-style-name="N38">
      <style:table-cell-properties fo:background-color="transparent"/>
    </style:style>
    <style:style style:name="ce8" style:family="table-cell" style:parent-style-name="Default" style:data-style-name="N38">
      <style:table-cell-properties fo:background-color="#FF0000"/>
    </style:style>
    <style:style style:name="co1" style:family="table-column">
      <style:table-column-properties fo:break-before="auto" style:column-width="3.51895833333333cm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2.3812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730625cm"/>
    </style:style>
    <style:style style:name="co7" style:family="table-column">
      <style:table-column-properties fo:break-before="auto" style:column-width="6.111875cm"/>
    </style:style>
    <style:style style:name="co8" style:family="table-column">
      <style:table-column-properties fo:break-before="auto" style:column-width="6.53520833333333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016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5">
            <text:p>msg_published_time</text:p>
          </table:table-cell>
          <table:table-cell office:value-type="string" table:style-name="ce5">
            <text:p>msg_received_time</text:p>
          </table:table-cell>
          <table:table-cell office:value-type="string" table:style-name="ce1">
            <text:p>uint32_height</text:p>
          </table:table-cell>
          <table:table-cell office:value-type="string" table:style-name="ce1">
            <text:p>uint32_width</text:p>
          </table:table-cell>
          <table:table-cell office:value-type="string" table:style-name="ce1">
            <text:p>uint32_step</text:p>
          </table:table-cell>
          <table:table-cell office:value-type="string" table:style-name="ce1">
            <text:p>uint8_data_size.bytes</text:p>
          </table:table-cell>
          <table:table-cell table:style-name="ce1"/>
          <table:table-cell office:value-type="string" table:style-name="ce1">
            <text:p>Latency = received – published time (s)</text:p>
          </table:table-cell>
          <table:table-cell table:style-name="ce1"/>
          <table:table-cell office:value-type="string" table:style-name="ce1">
            <text:p>Actual latency rap (s)</text:p>
          </table:table-cell>
          <table:table-cell office:value-type="string" table:style-name="ce1">
            <text:p>Median latency plot (s)</text:p>
          </table:table-cell>
          <table:table-cell table:number-columns-repeated="16373"/>
        </table:table-row>
        <table:table-row table:style-name="ro1">
          <table:table-cell office:value-type="float" office:value="1739050892.8380001" table:style-name="ce5">
            <text:p>1739050892.838</text:p>
          </table:table-cell>
          <table:table-cell office:value-type="float" office:value="1739050893.677" table:style-name="ce5">
            <text:p>1739050893.67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3899998664855957" table:formula="of:=[.B2]-[.A2]" table:style-name="ce1">
            <text:p>0.838999987</text:p>
          </table:table-cell>
          <table:table-cell table:style-name="ce1"/>
          <table:table-cell office:value-type="float" office:value="0.12800002098083452" table:formula="of:=[.H2] - [.$H$250]" table:style-name="ce1">
            <text:p>0.128000021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892.8710001" table:style-name="ce5">
            <text:p>1739050892.871</text:p>
          </table:table-cell>
          <table:table-cell office:value-type="float" office:value="1739050893.944" table:style-name="ce5">
            <text:p>1739050893.94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729999542236328" table:formula="of:=[.B3]-[.A3]" table:style-name="ce1">
            <text:p>1.072999954</text:p>
          </table:table-cell>
          <table:table-cell table:style-name="ce1"/>
          <table:table-cell office:value-type="float" office:value="0.36199998855590776" table:formula="of:=[.H3] - [.$H$250]" table:style-name="ce1">
            <text:p>0.361999989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892.971" table:style-name="ce5">
            <text:p>1739050892.971</text:p>
          </table:table-cell>
          <table:table-cell office:value-type="float" office:value="1739050894.2060001" table:style-name="ce5">
            <text:p>1739050894.20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2350001335144043" table:formula="of:=[.B4]-[.A4]" table:style-name="ce1">
            <text:p>1.235000134</text:p>
          </table:table-cell>
          <table:table-cell table:style-name="ce1"/>
          <table:table-cell office:value-type="float" office:value="0.52400016784667924" table:formula="of:=[.H4] - [.$H$250]" table:style-name="ce1">
            <text:p>0.524000168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893.171" table:style-name="ce5">
            <text:p>1739050893.171</text:p>
          </table:table-cell>
          <table:table-cell office:value-type="float" office:value="1739050894.51" table:style-name="ce5">
            <text:p>1739050894.51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3389999866485596" table:formula="of:=[.B5]-[.A5]" table:style-name="ce1">
            <text:p>1.338999987</text:p>
          </table:table-cell>
          <table:table-cell table:style-name="ce1"/>
          <table:table-cell office:value-type="float" office:value="0.62800002098083452" table:formula="of:=[.H5] - [.$H$250]" table:style-name="ce1">
            <text:p>0.628000021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893.438" table:style-name="ce5">
            <text:p>1739050893.438</text:p>
          </table:table-cell>
          <table:table-cell office:value-type="float" office:value="1739050894.908" table:style-name="ce5">
            <text:p>1739050894.90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4700000286102295" table:formula="of:=[.B6]-[.A6]" table:style-name="ce1">
            <text:p>1.470000029</text:p>
          </table:table-cell>
          <table:table-cell table:style-name="ce1"/>
          <table:table-cell office:value-type="float" office:value="0.75900006294250444" table:formula="of:=[.H6] - [.$H$250]" table:style-name="ce1">
            <text:p>0.759000063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893.5710001" table:style-name="ce5">
            <text:p>1739050893.571</text:p>
          </table:table-cell>
          <table:table-cell office:value-type="float" office:value="1739050895.224" table:style-name="ce5">
            <text:p>1739050895.22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529998779296875" table:formula="of:=[.B7]-[.A7]" table:style-name="ce1">
            <text:p>1.652999878</text:p>
          </table:table-cell>
          <table:table-cell table:style-name="ce1"/>
          <table:table-cell office:value-type="float" office:value="0.94199991226196245" table:formula="of:=[.H7] - [.$H$250]" table:style-name="ce1">
            <text:p>0.941999912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893.8710001" table:style-name="ce5">
            <text:p>1739050893.871</text:p>
          </table:table-cell>
          <table:table-cell office:value-type="float" office:value="1739050895.6619999" table:style-name="ce5">
            <text:p>1739050895.66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909998893737793" table:formula="of:=[.B8]-[.A8]" table:style-name="ce1">
            <text:p>1.790999889</text:p>
          </table:table-cell>
          <table:table-cell table:style-name="ce1"/>
          <table:table-cell office:value-type="float" office:value="1.0799999237060542" table:formula="of:=[.H8] - [.$H$250]" table:style-name="ce1">
            <text:p>1.079999924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893.904" table:style-name="ce5">
            <text:p>1739050893.904</text:p>
          </table:table-cell>
          <table:table-cell office:value-type="float" office:value="1739050895.911" table:style-name="ce5">
            <text:p>1739050895.91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0069999694824219" table:formula="of:=[.B9]-[.A9]" table:style-name="ce1">
            <text:p>2.006999969</text:p>
          </table:table-cell>
          <table:table-cell table:style-name="ce1"/>
          <table:table-cell office:value-type="float" office:value="1.2960000038146968" table:formula="of:=[.H9] - [.$H$250]" table:style-name="ce1">
            <text:p>1.296000004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896.938" table:style-name="ce5">
            <text:p>1739050896.938</text:p>
          </table:table-cell>
          <table:table-cell office:value-type="float" office:value="1739050899.217" table:style-name="ce5">
            <text:p>1739050899.21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2790000438690186" table:formula="of:=[.B10]-[.A10]" table:style-name="ce1">
            <text:p>2.279000044</text:p>
          </table:table-cell>
          <table:table-cell table:style-name="ce1"/>
          <table:table-cell office:value-type="float" office:value="1.5680000782012935" table:formula="of:=[.H10] - [.$H$250]" table:style-name="ce1">
            <text:p>1.568000078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897.1040001" table:style-name="ce5">
            <text:p>1739050897.104</text:p>
          </table:table-cell>
          <table:table-cell office:value-type="float" office:value="1739050899.5350001" table:style-name="ce5">
            <text:p>1739050899.53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4309999942779541" table:formula="of:=[.B11]-[.A11]" table:style-name="ce1">
            <text:p>2.430999994</text:p>
          </table:table-cell>
          <table:table-cell table:style-name="ce1"/>
          <table:table-cell office:value-type="float" office:value="1.720000028610229" table:formula="of:=[.H11] - [.$H$250]" table:style-name="ce1">
            <text:p>1.720000029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897.2379999" table:style-name="ce5">
            <text:p>1739050897.238</text:p>
          </table:table-cell>
          <table:table-cell office:value-type="float" office:value="1739050899.8329999" table:style-name="ce5">
            <text:p>1739050899.83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5950000286102295" table:formula="of:=[.B12]-[.A12]" table:style-name="ce1">
            <text:p>2.595000029</text:p>
          </table:table-cell>
          <table:table-cell table:style-name="ce1"/>
          <table:table-cell office:value-type="float" office:value="1.8840000629425044" table:formula="of:=[.H12] - [.$H$250]" table:style-name="ce1">
            <text:p>1.884000063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898.0380001" table:style-name="ce5">
            <text:p>1739050898.038</text:p>
          </table:table-cell>
          <table:table-cell office:value-type="float" office:value="1739050900.3050001" table:style-name="ce5">
            <text:p>1739050900.30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2669999599456787" table:formula="of:=[.B13]-[.A13]" table:style-name="ce1">
            <text:p>2.26699996</text:p>
          </table:table-cell>
          <table:table-cell table:style-name="ce1"/>
          <table:table-cell office:value-type="float" office:value="1.5559999942779537" table:formula="of:=[.H13] - [.$H$250]" table:style-name="ce1">
            <text:p>1.555999994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03.2709999" table:style-name="ce5">
            <text:p>1739050903.271</text:p>
          </table:table-cell>
          <table:table-cell office:value-type="float" office:value="1739050904.78" table:style-name="ce5">
            <text:p>1739050904.78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5090000629425049" table:formula="of:=[.B14]-[.A14]" table:style-name="ce1">
            <text:p>1.509000063</text:p>
          </table:table-cell>
          <table:table-cell table:style-name="ce1"/>
          <table:table-cell office:value-type="float" office:value="0.79800009727477983" table:formula="of:=[.H14] - [.$H$250]" table:style-name="ce1">
            <text:p>0.798000097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04.8380001" table:style-name="ce5">
            <text:p>1739050904.838</text:p>
          </table:table-cell>
          <table:table-cell office:value-type="float" office:value="1739050906.5999999" table:style-name="ce5">
            <text:p>1739050906.60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619998455047607" table:formula="of:=[.B15]-[.A15]" table:style-name="ce1">
            <text:p>1.761999846</text:p>
          </table:table-cell>
          <table:table-cell table:style-name="ce1"/>
          <table:table-cell office:value-type="float" office:value="1.0509998798370357" table:formula="of:=[.H15] - [.$H$250]" table:style-name="ce1">
            <text:p>1.05099988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05.0380001" table:style-name="ce6">
            <text:p>1739050905.038</text:p>
          </table:table-cell>
          <table:table-cell office:value-type="float" office:value="1739050906.904" table:style-name="ce6">
            <text:p>1739050906.904</text:p>
          </table:table-cell>
          <table:table-cell office:value-type="float" office:value="720" table:style-name="ce2">
            <text:p>720</text:p>
          </table:table-cell>
          <table:table-cell office:value-type="float" office:value="1280" table:style-name="ce2">
            <text:p>1280</text:p>
          </table:table-cell>
          <table:table-cell office:value-type="float" office:value="2560" table:style-name="ce2">
            <text:p>2560</text:p>
          </table:table-cell>
          <table:table-cell office:value-type="float" office:value="1843200" table:style-name="ce2">
            <text:p>1843200</text:p>
          </table:table-cell>
          <table:table-cell table:style-name="ce2"/>
          <table:table-cell office:value-type="float" office:value="1.8659999370574951" table:formula="of:=[.B16]-[.A16]" table:style-name="ce2">
            <text:p>1.865999937</text:p>
          </table:table-cell>
          <table:table-cell table:style-name="ce2"/>
          <table:table-cell office:value-type="float" office:value="1.1549999713897701" table:formula="of:=[.H16] - [.$H$250]" table:style-name="ce2">
            <text:p>1.154999971</text:p>
          </table:table-cell>
          <table:table-cell office:value-type="float" office:value="0.71099996566772505" table:formula="of:=[.$H$250]" table:style-name="ce2">
            <text:p>0.710999966</text:p>
          </table:table-cell>
          <table:table-cell table:number-columns-repeated="16373" table:style-name="ce2"/>
        </table:table-row>
        <table:table-row table:style-name="ro1">
          <table:table-cell office:value-type="float" office:value="1739050905.0710001" table:style-name="ce7">
            <text:p>1739050905.071</text:p>
          </table:table-cell>
          <table:table-cell office:value-type="float" office:value="1739050907.2030001" table:style-name="ce7">
            <text:p>1739050907.203</text:p>
          </table:table-cell>
          <table:table-cell office:value-type="float" office:value="720" table:style-name="ce3">
            <text:p>720</text:p>
          </table:table-cell>
          <table:table-cell office:value-type="float" office:value="1280" table:style-name="ce3">
            <text:p>1280</text:p>
          </table:table-cell>
          <table:table-cell office:value-type="float" office:value="2560" table:style-name="ce3">
            <text:p>2560</text:p>
          </table:table-cell>
          <table:table-cell office:value-type="float" office:value="1843200" table:style-name="ce3">
            <text:p>1843200</text:p>
          </table:table-cell>
          <table:table-cell table:style-name="ce3"/>
          <table:table-cell office:value-type="float" office:value="2.1319999694824219" table:formula="of:=[.B17]-[.A17]" table:style-name="ce3">
            <text:p>2.131999969</text:p>
          </table:table-cell>
          <table:table-cell table:style-name="ce3"/>
          <table:table-cell office:value-type="float" office:value="1.4210000038146968" table:formula="of:=[.H17] - [.$H$250]" table:style-name="ce1">
            <text:p>1.421000004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 table:style-name="ce3"/>
        </table:table-row>
        <table:table-row table:style-name="ro1">
          <table:table-cell office:value-type="float" office:value="1739050909.5380001" table:style-name="ce5">
            <text:p>1739050909.538</text:p>
          </table:table-cell>
          <table:table-cell office:value-type="float" office:value="1739050911.217" table:style-name="ce5">
            <text:p>1739050911.21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789999008178711" table:formula="of:=[.B18]-[.A18]" table:style-name="ce1">
            <text:p>1.678999901</text:p>
          </table:table-cell>
          <table:table-cell table:style-name="ce1"/>
          <table:table-cell office:value-type="float" office:value="0.96799993515014604" table:formula="of:=[.H18] - [.$H$250]" table:style-name="ce1">
            <text:p>0.967999935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09.971" table:style-name="ce5">
            <text:p>1739050909.971</text:p>
          </table:table-cell>
          <table:table-cell office:value-type="float" office:value="1739050912.1570001" table:style-name="ce5">
            <text:p>1739050912.15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1860001087188721" table:formula="of:=[.B19]-[.A19]" table:style-name="ce1">
            <text:p>2.186000109</text:p>
          </table:table-cell>
          <table:table-cell table:style-name="ce1"/>
          <table:table-cell office:value-type="float" office:value="1.475000143051147" table:formula="of:=[.H19] - [.$H$250]" table:style-name="ce1">
            <text:p>1.475000143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11.0710001" table:style-name="ce5">
            <text:p>1739050911.071</text:p>
          </table:table-cell>
          <table:table-cell office:value-type="float" office:value="1739050912.8110001" table:style-name="ce5">
            <text:p>1739050912.81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400000095367432" table:formula="of:=[.B20]-[.A20]" table:style-name="ce1">
            <text:p>1.74000001</text:p>
          </table:table-cell>
          <table:table-cell table:style-name="ce1"/>
          <table:table-cell office:value-type="float" office:value="1.0290000438690181" table:formula="of:=[.H20] - [.$H$250]" table:style-name="ce1">
            <text:p>1.029000044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13.438" table:style-name="ce5">
            <text:p>1739050913.438</text:p>
          </table:table-cell>
          <table:table-cell office:value-type="float" office:value="1739050915.54" table:style-name="ce5">
            <text:p>1739050915.54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1019999980926514" table:formula="of:=[.B21]-[.A21]" table:style-name="ce1">
            <text:p>2.101999998</text:p>
          </table:table-cell>
          <table:table-cell table:style-name="ce1"/>
          <table:table-cell office:value-type="float" office:value="1.3910000324249263" table:formula="of:=[.H21] - [.$H$250]" table:style-name="ce1">
            <text:p>1.391000032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14.638" table:style-name="ce5">
            <text:p>1739050914.638</text:p>
          </table:table-cell>
          <table:table-cell office:value-type="float" office:value="1739050916.3940001" table:style-name="ce5">
            <text:p>1739050916.39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560000419616699" table:formula="of:=[.B22]-[.A22]" table:style-name="ce1">
            <text:p>1.756000042</text:p>
          </table:table-cell>
          <table:table-cell table:style-name="ce1"/>
          <table:table-cell office:value-type="float" office:value="1.0450000762939449" table:formula="of:=[.H22] - [.$H$250]" table:style-name="ce1">
            <text:p>1.045000076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15.171" table:style-name="ce5">
            <text:p>1739050915.171</text:p>
          </table:table-cell>
          <table:table-cell office:value-type="float" office:value="1739050917.309" table:style-name="ce5">
            <text:p>1739050917.30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1380000114440918" table:formula="of:=[.B23]-[.A23]" table:style-name="ce1">
            <text:p>2.138000011</text:p>
          </table:table-cell>
          <table:table-cell table:style-name="ce1"/>
          <table:table-cell office:value-type="float" office:value="1.4270000457763667" table:formula="of:=[.H23] - [.$H$250]" table:style-name="ce1">
            <text:p>1.427000046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17.2709999" table:style-name="ce5">
            <text:p>1739050917.271</text:p>
          </table:table-cell>
          <table:table-cell office:value-type="float" office:value="1739050918.7950001" table:style-name="ce5">
            <text:p>1739050918.79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5240001678466797" table:formula="of:=[.B24]-[.A24]" table:style-name="ce1">
            <text:p>1.524000168</text:p>
          </table:table-cell>
          <table:table-cell table:style-name="ce1"/>
          <table:table-cell office:value-type="float" office:value="0.81300020217895463" table:formula="of:=[.H24] - [.$H$250]" table:style-name="ce1">
            <text:p>0.813000202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17.671" table:style-name="ce5">
            <text:p>1739050917.671</text:p>
          </table:table-cell>
          <table:table-cell office:value-type="float" office:value="1739050919.6760001" table:style-name="ce5">
            <text:p>1739050919.67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005000114440918" table:formula="of:=[.B25]-[.A25]" table:style-name="ce1">
            <text:p>2.005000114</text:p>
          </table:table-cell>
          <table:table-cell table:style-name="ce1"/>
          <table:table-cell office:value-type="float" office:value="1.2940001487731929" table:formula="of:=[.H25] - [.$H$250]" table:style-name="ce1">
            <text:p>1.294000149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17.905" table:style-name="ce5">
            <text:p>1739050917.905</text:p>
          </table:table-cell>
          <table:table-cell office:value-type="float" office:value="1739050919.9890001" table:style-name="ce5">
            <text:p>1739050919.98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0840001106262207" table:formula="of:=[.B26]-[.A26]" table:style-name="ce1">
            <text:p>2.084000111</text:p>
          </table:table-cell>
          <table:table-cell table:style-name="ce1"/>
          <table:table-cell office:value-type="float" office:value="1.3730001449584956" table:formula="of:=[.H26] - [.$H$250]" table:style-name="ce1">
            <text:p>1.373000145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25.2049999" table:style-name="ce5">
            <text:p>1739050925.205</text:p>
          </table:table-cell>
          <table:table-cell office:value-type="float" office:value="1739050926.8150001" table:style-name="ce5">
            <text:p>1739050926.81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100001335144043" table:formula="of:=[.B27]-[.A27]" table:style-name="ce1">
            <text:p>1.610000134</text:p>
          </table:table-cell>
          <table:table-cell table:style-name="ce1"/>
          <table:table-cell office:value-type="float" office:value="0.89900016784667924" table:formula="of:=[.H27] - [.$H$250]" table:style-name="ce1">
            <text:p>0.899000168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25.2709999" table:style-name="ce5">
            <text:p>1739050925.271</text:p>
          </table:table-cell>
          <table:table-cell office:value-type="float" office:value="1739050927.1370001" table:style-name="ce5">
            <text:p>1739050927.13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8660001754760742" table:formula="of:=[.B28]-[.A28]" table:style-name="ce1">
            <text:p>1.866000175</text:p>
          </table:table-cell>
          <table:table-cell table:style-name="ce1"/>
          <table:table-cell office:value-type="float" office:value="1.1550002098083492" table:formula="of:=[.H28] - [.$H$250]" table:style-name="ce1">
            <text:p>1.15500021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28.171" table:style-name="ce5">
            <text:p>1739050928.171</text:p>
          </table:table-cell>
          <table:table-cell office:value-type="float" office:value="1739050930.1340001" table:style-name="ce5">
            <text:p>1739050930.13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9630000591278076" table:formula="of:=[.B29]-[.A29]" table:style-name="ce1">
            <text:p>1.963000059</text:p>
          </table:table-cell>
          <table:table-cell table:style-name="ce1"/>
          <table:table-cell office:value-type="float" office:value="1.2520000934600826" table:formula="of:=[.H29] - [.$H$250]" table:style-name="ce1">
            <text:p>1.252000093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28.5710001" table:style-name="ce5">
            <text:p>1739050928.571</text:p>
          </table:table-cell>
          <table:table-cell office:value-type="float" office:value="1739050930.5639999" table:style-name="ce5">
            <text:p>1739050930.56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992999792098999" table:formula="of:=[.B30]-[.A30]" table:style-name="ce1">
            <text:p>1.992999792</text:p>
          </table:table-cell>
          <table:table-cell table:style-name="ce1"/>
          <table:table-cell office:value-type="float" office:value="1.281999826431274" table:formula="of:=[.H30] - [.$H$250]" table:style-name="ce1">
            <text:p>1.281999826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30.5050001" table:style-name="ce5">
            <text:p>1739050930.505</text:p>
          </table:table-cell>
          <table:table-cell office:value-type="float" office:value="1739050932.197" table:style-name="ce5">
            <text:p>1739050932.19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919999122619629" table:formula="of:=[.B31]-[.A31]" table:style-name="ce1">
            <text:p>1.691999912</text:p>
          </table:table-cell>
          <table:table-cell table:style-name="ce1"/>
          <table:table-cell office:value-type="float" office:value="0.98099994659423784" table:formula="of:=[.H31] - [.$H$250]" table:style-name="ce1">
            <text:p>0.980999947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30.605" table:style-name="ce5">
            <text:p>1739050930.605</text:p>
          </table:table-cell>
          <table:table-cell office:value-type="float" office:value="1739050932.54" table:style-name="ce5">
            <text:p>1739050932.54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934999942779541" table:formula="of:=[.B32]-[.A32]" table:style-name="ce1">
            <text:p>1.934999943</text:p>
          </table:table-cell>
          <table:table-cell table:style-name="ce1"/>
          <table:table-cell office:value-type="float" office:value="1.223999977111816" table:formula="of:=[.H32] - [.$H$250]" table:style-name="ce1">
            <text:p>1.223999977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30.971" table:style-name="ce5">
            <text:p>1739050930.971</text:p>
          </table:table-cell>
          <table:table-cell office:value-type="float" office:value="1739050932.898" table:style-name="ce5">
            <text:p>1739050932.89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9270000457763672" table:formula="of:=[.B33]-[.A33]" table:style-name="ce1">
            <text:p>1.927000046</text:p>
          </table:table-cell>
          <table:table-cell table:style-name="ce1"/>
          <table:table-cell office:value-type="float" office:value="1.2160000801086421" table:formula="of:=[.H33] - [.$H$250]" table:style-name="ce1">
            <text:p>1.21600008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31.2709999" table:style-name="ce5">
            <text:p>1739050931.271</text:p>
          </table:table-cell>
          <table:table-cell office:value-type="float" office:value="1739050933.2460001" table:style-name="ce5">
            <text:p>1739050933.24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9750001430511475" table:formula="of:=[.B34]-[.A34]" table:style-name="ce1">
            <text:p>1.975000143</text:p>
          </table:table-cell>
          <table:table-cell table:style-name="ce1"/>
          <table:table-cell office:value-type="float" office:value="1.2640001773834224" table:formula="of:=[.H34] - [.$H$250]" table:style-name="ce1">
            <text:p>1.264000177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32.2379999" table:style-name="ce5">
            <text:p>1739050932.238</text:p>
          </table:table-cell>
          <table:table-cell office:value-type="float" office:value="1739050934.184" table:style-name="ce5">
            <text:p>1739050934.18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9460000991821289" table:formula="of:=[.B35]-[.A35]" table:style-name="ce1">
            <text:p>1.946000099</text:p>
          </table:table-cell>
          <table:table-cell table:style-name="ce1"/>
          <table:table-cell office:value-type="float" office:value="1.2350001335144039" table:formula="of:=[.H35] - [.$H$250]" table:style-name="ce1">
            <text:p>1.235000134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33.138" table:style-name="ce5">
            <text:p>1739050933.138</text:p>
          </table:table-cell>
          <table:table-cell office:value-type="float" office:value="1739050935.5769999" table:style-name="ce5">
            <text:p>1739050935.57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4389998912811279" table:formula="of:=[.B36]-[.A36]" table:style-name="ce1">
            <text:p>2.438999891</text:p>
          </table:table-cell>
          <table:table-cell table:style-name="ce1"/>
          <table:table-cell office:value-type="float" office:value="1.7279999256134029" table:formula="of:=[.H36] - [.$H$250]" table:style-name="ce1">
            <text:p>1.727999926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35.938" table:style-name="ce5">
            <text:p>1739050935.938</text:p>
          </table:table-cell>
          <table:table-cell office:value-type="float" office:value="1739050937.793" table:style-name="ce5">
            <text:p>1739050937.79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8550000190734863" table:formula="of:=[.B37]-[.A37]" table:style-name="ce1">
            <text:p>1.855000019</text:p>
          </table:table-cell>
          <table:table-cell table:style-name="ce1"/>
          <table:table-cell office:value-type="float" office:value="1.1440000534057613" table:formula="of:=[.H37] - [.$H$250]" table:style-name="ce1">
            <text:p>1.144000053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36.2709999" table:style-name="ce5">
            <text:p>1739050936.271</text:p>
          </table:table-cell>
          <table:table-cell office:value-type="float" office:value="1739050939.2219999" table:style-name="ce5">
            <text:p>1739050939.22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9509999752044678" table:formula="of:=[.B38]-[.A38]" table:style-name="ce1">
            <text:p>2.950999975</text:p>
          </table:table-cell>
          <table:table-cell table:style-name="ce1"/>
          <table:table-cell office:value-type="float" office:value="2.2400000095367427" table:formula="of:=[.H38] - [.$H$250]" table:style-name="ce1">
            <text:p>2.24000001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36.5710001" table:style-name="ce5">
            <text:p>1739050936.571</text:p>
          </table:table-cell>
          <table:table-cell office:value-type="float" office:value="1739050939.5339999" table:style-name="ce5">
            <text:p>1739050939.53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9629998207092285" table:formula="of:=[.B39]-[.A39]" table:style-name="ce1">
            <text:p>2.962999821</text:p>
          </table:table-cell>
          <table:table-cell table:style-name="ce1"/>
          <table:table-cell office:value-type="float" office:value="2.2519998550415035" table:formula="of:=[.H39] - [.$H$250]" table:style-name="ce1">
            <text:p>2.251999855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41.438" table:style-name="ce5">
            <text:p>1739050941.438</text:p>
          </table:table-cell>
          <table:table-cell office:value-type="float" office:value="1739050943.0039999" table:style-name="ce5">
            <text:p>1739050943.00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5659999847412109" table:formula="of:=[.B40]-[.A40]" table:style-name="ce1">
            <text:p>1.565999985</text:p>
          </table:table-cell>
          <table:table-cell table:style-name="ce1"/>
          <table:table-cell office:value-type="float" office:value="0.85500001907348588" table:formula="of:=[.H40] - [.$H$250]" table:style-name="ce1">
            <text:p>0.855000019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41.671" table:style-name="ce5">
            <text:p>1739050941.671</text:p>
          </table:table-cell>
          <table:table-cell office:value-type="float" office:value="1739050943.326" table:style-name="ce5">
            <text:p>1739050943.32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549999713897705" table:formula="of:=[.B41]-[.A41]" table:style-name="ce1">
            <text:p>1.654999971</text:p>
          </table:table-cell>
          <table:table-cell table:style-name="ce1"/>
          <table:table-cell office:value-type="float" office:value="0.94400000572204545" table:formula="of:=[.H41] - [.$H$250]" table:style-name="ce1">
            <text:p>0.944000006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41.8050001" table:style-name="ce5">
            <text:p>1739050941.805</text:p>
          </table:table-cell>
          <table:table-cell office:value-type="float" office:value="1739050943.6340001" table:style-name="ce5">
            <text:p>1739050943.63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8289999961853027" table:formula="of:=[.B42]-[.A42]" table:style-name="ce1">
            <text:p>1.828999996</text:p>
          </table:table-cell>
          <table:table-cell table:style-name="ce1"/>
          <table:table-cell office:value-type="float" office:value="1.1180000305175777" table:formula="of:=[.H42] - [.$H$250]" table:style-name="ce1">
            <text:p>1.118000031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45.171" table:style-name="ce5">
            <text:p>1739050945.171</text:p>
          </table:table-cell>
          <table:table-cell office:value-type="float" office:value="1739050946.8" table:style-name="ce5">
            <text:p>1739050946.80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289999485015869" table:formula="of:=[.B43]-[.A43]" table:style-name="ce1">
            <text:p>1.628999949</text:p>
          </table:table-cell>
          <table:table-cell table:style-name="ce1"/>
          <table:table-cell office:value-type="float" office:value="0.91799998283386186" table:formula="of:=[.H43] - [.$H$250]" table:style-name="ce1">
            <text:p>0.917999983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46.0050001" table:style-name="ce5">
            <text:p>1739050946.005</text:p>
          </table:table-cell>
          <table:table-cell office:value-type="float" office:value="1739050951.1040001" table:style-name="ce5">
            <text:p>1739050951.10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5.0989999771118164" table:formula="of:=[.B44]-[.A44]" table:style-name="ce1">
            <text:p>5.098999977</text:p>
          </table:table-cell>
          <table:table-cell table:style-name="ce1"/>
          <table:table-cell office:value-type="float" office:value="4.3880000114440918" table:formula="of:=[.H44] - [.$H$250]" table:style-name="ce1">
            <text:p>4.388000011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46.0710001" table:style-name="ce5">
            <text:p>1739050946.071</text:p>
          </table:table-cell>
          <table:table-cell office:value-type="float" office:value="1739050951.45" table:style-name="ce5">
            <text:p>1739050951.45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5.3789999485015869" table:formula="of:=[.B45]-[.A45]" table:style-name="ce1">
            <text:p>5.378999949</text:p>
          </table:table-cell>
          <table:table-cell table:style-name="ce1"/>
          <table:table-cell office:value-type="float" office:value="4.6679999828338623" table:formula="of:=[.H45] - [.$H$250]" table:style-name="ce1">
            <text:p>4.667999983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49.671" table:style-name="ce5">
            <text:p>1739050949.671</text:p>
          </table:table-cell>
          <table:table-cell office:value-type="float" office:value="1739050951.816" table:style-name="ce5">
            <text:p>1739050951.81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1449999809265137" table:formula="of:=[.B46]-[.A46]" table:style-name="ce1">
            <text:p>2.144999981</text:p>
          </table:table-cell>
          <table:table-cell table:style-name="ce1"/>
          <table:table-cell office:value-type="float" office:value="1.4340000152587886" table:formula="of:=[.H46] - [.$H$250]" table:style-name="ce1">
            <text:p>1.434000015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51.8710001" table:style-name="ce5">
            <text:p>1739050951.871</text:p>
          </table:table-cell>
          <table:table-cell office:value-type="float" office:value="1739050959.152" table:style-name="ce5">
            <text:p>1739050959.15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7.2809998989105225" table:formula="of:=[.B47]-[.A47]" table:style-name="ce1">
            <text:p>7.280999899</text:p>
          </table:table-cell>
          <table:table-cell table:style-name="ce1"/>
          <table:table-cell office:value-type="float" office:value="6.5699999332427979" table:formula="of:=[.H47] - [.$H$250]" table:style-name="ce1">
            <text:p>6.569999933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57.971" table:style-name="ce5">
            <text:p>1739050957.971</text:p>
          </table:table-cell>
          <table:table-cell office:value-type="float" office:value="1739050960.105" table:style-name="ce5">
            <text:p>1739050960.10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1340000629425049" table:formula="of:=[.B48]-[.A48]" table:style-name="ce1">
            <text:p>2.134000063</text:p>
          </table:table-cell>
          <table:table-cell table:style-name="ce1"/>
          <table:table-cell office:value-type="float" office:value="1.4230000972747798" table:formula="of:=[.H48] - [.$H$250]" table:style-name="ce1">
            <text:p>1.423000097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59.0050001" table:style-name="ce5">
            <text:p>1739050959.005</text:p>
          </table:table-cell>
          <table:table-cell office:value-type="float" office:value="1739050961.868" table:style-name="ce5">
            <text:p>1739050961.86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8629999160766602" table:formula="of:=[.B49]-[.A49]" table:style-name="ce1">
            <text:p>2.862999916</text:p>
          </table:table-cell>
          <table:table-cell table:style-name="ce1"/>
          <table:table-cell office:value-type="float" office:value="2.1519999504089351" table:formula="of:=[.H49] - [.$H$250]" table:style-name="ce1">
            <text:p>2.15199995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60.3710001" table:style-name="ce5">
            <text:p>1739050960.371</text:p>
          </table:table-cell>
          <table:table-cell office:value-type="float" office:value="1739050962.2309999" table:style-name="ce5">
            <text:p>1739050962.23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8599998950958252" table:formula="of:=[.B50]-[.A50]" table:style-name="ce1">
            <text:p>1.859999895</text:p>
          </table:table-cell>
          <table:table-cell table:style-name="ce1"/>
          <table:table-cell office:value-type="float" office:value="1.1489999294281001" table:formula="of:=[.H50] - [.$H$250]" table:style-name="ce1">
            <text:p>1.148999929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60.5380001" table:style-name="ce5">
            <text:p>1739050960.538</text:p>
          </table:table-cell>
          <table:table-cell office:value-type="float" office:value="1739050962.572" table:style-name="ce5">
            <text:p>1739050962.57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0339999198913574" table:formula="of:=[.B51]-[.A51]" table:style-name="ce1">
            <text:p>2.03399992</text:p>
          </table:table-cell>
          <table:table-cell table:style-name="ce1"/>
          <table:table-cell office:value-type="float" office:value="1.3229999542236324" table:formula="of:=[.H51] - [.$H$250]" table:style-name="ce1">
            <text:p>1.322999954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62.3710001" table:style-name="ce5">
            <text:p>1739050962.371</text:p>
          </table:table-cell>
          <table:table-cell office:value-type="float" office:value="1739050964.096" table:style-name="ce5">
            <text:p>1739050964.09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249999046325684" table:formula="of:=[.B52]-[.A52]" table:style-name="ce1">
            <text:p>1.724999905</text:p>
          </table:table-cell>
          <table:table-cell table:style-name="ce1"/>
          <table:table-cell office:value-type="float" office:value="1.0139999389648433" table:formula="of:=[.H52] - [.$H$250]" table:style-name="ce1">
            <text:p>1.013999939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66.605" table:style-name="ce5">
            <text:p>1739050966.605</text:p>
          </table:table-cell>
          <table:table-cell office:value-type="float" office:value="1739050969.3889999" table:style-name="ce5">
            <text:p>1739050969.38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7839999198913574" table:formula="of:=[.B53]-[.A53]" table:style-name="ce1">
            <text:p>2.78399992</text:p>
          </table:table-cell>
          <table:table-cell table:style-name="ce1"/>
          <table:table-cell office:value-type="float" office:value="2.0729999542236324" table:formula="of:=[.H53] - [.$H$250]" table:style-name="ce1">
            <text:p>2.072999954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68.7049999" table:style-name="ce5">
            <text:p>1739050968.705</text:p>
          </table:table-cell>
          <table:table-cell office:value-type="float" office:value="1739050971.6259999" table:style-name="ce5">
            <text:p>1739050971.62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9210000038146973" table:formula="of:=[.B54]-[.A54]" table:style-name="ce1">
            <text:p>2.921000004</text:p>
          </table:table-cell>
          <table:table-cell table:style-name="ce1"/>
          <table:table-cell office:value-type="float" office:value="2.2100000381469722" table:formula="of:=[.H54] - [.$H$250]" table:style-name="ce1">
            <text:p>2.210000038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68.7709999" table:style-name="ce5">
            <text:p>1739050968.771</text:p>
          </table:table-cell>
          <table:table-cell office:value-type="float" office:value="1739050971.9489999" table:style-name="ce5">
            <text:p>1739050971.94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3.1779999732971191" table:formula="of:=[.B55]-[.A55]" table:style-name="ce1">
            <text:p>3.177999973</text:p>
          </table:table-cell>
          <table:table-cell table:style-name="ce1"/>
          <table:table-cell office:value-type="float" office:value="2.4670000076293941" table:formula="of:=[.H55] - [.$H$250]" table:style-name="ce1">
            <text:p>2.467000008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70.438" table:style-name="ce5">
            <text:p>1739050970.438</text:p>
          </table:table-cell>
          <table:table-cell office:value-type="float" office:value="1739050972.2869999" table:style-name="ce5">
            <text:p>1739050972.28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8489999771118164" table:formula="of:=[.B56]-[.A56]" table:style-name="ce1">
            <text:p>1.848999977</text:p>
          </table:table-cell>
          <table:table-cell table:style-name="ce1"/>
          <table:table-cell office:value-type="float" office:value="1.1380000114440914" table:formula="of:=[.H56] - [.$H$250]" table:style-name="ce1">
            <text:p>1.138000011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71.0050001" table:style-name="ce5">
            <text:p>1739050971.005</text:p>
          </table:table-cell>
          <table:table-cell office:value-type="float" office:value="1739050972.596" table:style-name="ce5">
            <text:p>1739050972.59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5909998416900635" table:formula="of:=[.B57]-[.A57]" table:style-name="ce1">
            <text:p>1.590999842</text:p>
          </table:table-cell>
          <table:table-cell table:style-name="ce1"/>
          <table:table-cell office:value-type="float" office:value="0.87999987602233842" table:formula="of:=[.H57] - [.$H$250]" table:style-name="ce1">
            <text:p>0.879999876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71.3380001" table:style-name="ce5">
            <text:p>1739050971.338</text:p>
          </table:table-cell>
          <table:table-cell office:value-type="float" office:value="1739050972.928" table:style-name="ce5">
            <text:p>1739050972.92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5899999141693115" table:formula="of:=[.B58]-[.A58]" table:style-name="ce1">
            <text:p>1.589999914</text:p>
          </table:table-cell>
          <table:table-cell table:style-name="ce1"/>
          <table:table-cell office:value-type="float" office:value="0.87899994850158647" table:formula="of:=[.H58] - [.$H$250]" table:style-name="ce1">
            <text:p>0.878999949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72.638" table:style-name="ce5">
            <text:p>1739050972.638</text:p>
          </table:table-cell>
          <table:table-cell office:value-type="float" office:value="1739050975.039" table:style-name="ce5">
            <text:p>1739050975.03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4010000228881836" table:formula="of:=[.B59]-[.A59]" table:style-name="ce1">
            <text:p>2.401000023</text:p>
          </table:table-cell>
          <table:table-cell table:style-name="ce1"/>
          <table:table-cell office:value-type="float" office:value="1.6900000572204585" table:formula="of:=[.H59] - [.$H$250]" table:style-name="ce1">
            <text:p>1.690000057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75.8710001" table:style-name="ce5">
            <text:p>1739050975.871</text:p>
          </table:table-cell>
          <table:table-cell office:value-type="float" office:value="1739050979.0929999" table:style-name="ce5">
            <text:p>1739050979.09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3.2219998836517334" table:formula="of:=[.B60]-[.A60]" table:style-name="ce1">
            <text:p>3.221999884</text:p>
          </table:table-cell>
          <table:table-cell table:style-name="ce1"/>
          <table:table-cell office:value-type="float" office:value="2.5109999179840083" table:formula="of:=[.H60] - [.$H$250]" table:style-name="ce1">
            <text:p>2.510999918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76.138" table:style-name="ce5">
            <text:p>1739050976.138</text:p>
          </table:table-cell>
          <table:table-cell office:value-type="float" office:value="1739050979.46" table:style-name="ce5">
            <text:p>1739050979.46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3.3220000267028809" table:formula="of:=[.B61]-[.A61]" table:style-name="ce1">
            <text:p>3.322000027</text:p>
          </table:table-cell>
          <table:table-cell table:style-name="ce1"/>
          <table:table-cell office:value-type="float" office:value="2.6110000610351558" table:formula="of:=[.H61] - [.$H$250]" table:style-name="ce1">
            <text:p>2.611000061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76.171" table:style-name="ce5">
            <text:p>1739050976.171</text:p>
          </table:table-cell>
          <table:table-cell office:value-type="float" office:value="1739050979.7950001" table:style-name="ce5">
            <text:p>1739050979.79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3.624000072479248" table:formula="of:=[.B62]-[.A62]" table:style-name="ce1">
            <text:p>3.624000072</text:p>
          </table:table-cell>
          <table:table-cell table:style-name="ce1"/>
          <table:table-cell office:value-type="float" office:value="2.913000106811523" table:formula="of:=[.H62] - [.$H$250]" table:style-name="ce1">
            <text:p>2.913000107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82.938" table:style-name="ce5">
            <text:p>1739050982.938</text:p>
          </table:table-cell>
          <table:table-cell office:value-type="float" office:value="1739050985.9809999" table:style-name="ce5">
            <text:p>1739050985.98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3.0429999828338623" table:formula="of:=[.B63]-[.A63]" table:style-name="ce1">
            <text:p>3.042999983</text:p>
          </table:table-cell>
          <table:table-cell table:style-name="ce1"/>
          <table:table-cell office:value-type="float" office:value="2.3320000171661373" table:formula="of:=[.H63] - [.$H$250]" table:style-name="ce1">
            <text:p>2.332000017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84.5380001" table:style-name="ce5">
            <text:p>1739050984.538</text:p>
          </table:table-cell>
          <table:table-cell office:value-type="float" office:value="1739050986.382" table:style-name="ce5">
            <text:p>1739050986.38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8439998626708984" table:formula="of:=[.B64]-[.A64]" table:style-name="ce1">
            <text:p>1.843999863</text:p>
          </table:table-cell>
          <table:table-cell table:style-name="ce1"/>
          <table:table-cell office:value-type="float" office:value="1.1329998970031734" table:formula="of:=[.H64] - [.$H$250]" table:style-name="ce1">
            <text:p>1.132999897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88.7720001" table:style-name="ce5">
            <text:p>1739050988.772</text:p>
          </table:table-cell>
          <table:table-cell office:value-type="float" office:value="1739050992.006" table:style-name="ce5">
            <text:p>1739050992.00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3.2339999675750732" table:formula="of:=[.B65]-[.A65]" table:style-name="ce1">
            <text:p>3.233999968</text:p>
          </table:table-cell>
          <table:table-cell table:style-name="ce1"/>
          <table:table-cell office:value-type="float" office:value="2.5230000019073482" table:formula="of:=[.H65] - [.$H$250]" table:style-name="ce1">
            <text:p>2.523000002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90.605" table:style-name="ce5">
            <text:p>1739050990.605</text:p>
          </table:table-cell>
          <table:table-cell office:value-type="float" office:value="1739050992.3759999" table:style-name="ce5">
            <text:p>1739050992.37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709999084472656" table:formula="of:=[.B66]-[.A66]" table:style-name="ce1">
            <text:p>1.770999908</text:p>
          </table:table-cell>
          <table:table-cell table:style-name="ce1"/>
          <table:table-cell office:value-type="float" office:value="1.0599999427795406" table:formula="of:=[.H66] - [.$H$250]" table:style-name="ce1">
            <text:p>1.059999943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90.938" table:style-name="ce5">
            <text:p>1739050990.938</text:p>
          </table:table-cell>
          <table:table-cell office:value-type="float" office:value="1739050992.7509999" table:style-name="ce5">
            <text:p>1739050992.75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812999963760376" table:formula="of:=[.B67]-[.A67]" table:style-name="ce1">
            <text:p>1.812999964</text:p>
          </table:table-cell>
          <table:table-cell table:style-name="ce1"/>
          <table:table-cell office:value-type="float" office:value="1.1019999980926509" table:formula="of:=[.H67] - [.$H$250]" table:style-name="ce1">
            <text:p>1.101999998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91.2049999" table:style-name="ce5">
            <text:p>1739050991.205</text:p>
          </table:table-cell>
          <table:table-cell office:value-type="float" office:value="1739050993.099" table:style-name="ce5">
            <text:p>1739050993.09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8940000534057617" table:formula="of:=[.B68]-[.A68]" table:style-name="ce1">
            <text:p>1.894000053</text:p>
          </table:table-cell>
          <table:table-cell table:style-name="ce1"/>
          <table:table-cell office:value-type="float" office:value="1.1830000877380367" table:formula="of:=[.H68] - [.$H$250]" table:style-name="ce1">
            <text:p>1.183000088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91.938" table:style-name="ce5">
            <text:p>1739050991.938</text:p>
          </table:table-cell>
          <table:table-cell office:value-type="float" office:value="1739050994.0699999" table:style-name="ce5">
            <text:p>1739050994.07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1319999694824219" table:formula="of:=[.B69]-[.A69]" table:style-name="ce1">
            <text:p>2.131999969</text:p>
          </table:table-cell>
          <table:table-cell table:style-name="ce1"/>
          <table:table-cell office:value-type="float" office:value="1.4210000038146968" table:formula="of:=[.H69] - [.$H$250]" table:style-name="ce1">
            <text:p>1.421000004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95.2379999" table:style-name="ce5">
            <text:p>1739050995.238</text:p>
          </table:table-cell>
          <table:table-cell office:value-type="float" office:value="1739050997.6029999" table:style-name="ce5">
            <text:p>1739050997.60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3650000095367432" table:formula="of:=[.B70]-[.A70]" table:style-name="ce1">
            <text:p>2.36500001</text:p>
          </table:table-cell>
          <table:table-cell table:style-name="ce1"/>
          <table:table-cell office:value-type="float" office:value="1.6540000438690181" table:formula="of:=[.H70] - [.$H$250]" table:style-name="ce1">
            <text:p>1.654000044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96.2720001" table:style-name="ce5">
            <text:p>1739050996.272</text:p>
          </table:table-cell>
          <table:table-cell office:value-type="float" office:value="1739050997.9200001" table:style-name="ce5">
            <text:p>1739050997.92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480000019073486" table:formula="of:=[.B71]-[.A71]" table:style-name="ce1">
            <text:p>1.648000002</text:p>
          </table:table-cell>
          <table:table-cell table:style-name="ce1"/>
          <table:table-cell office:value-type="float" office:value="0.93700003623962358" table:formula="of:=[.H71] - [.$H$250]" table:style-name="ce1">
            <text:p>0.937000036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0998.105" table:style-name="ce5">
            <text:p>1739050998.105</text:p>
          </table:table-cell>
          <table:table-cell office:value-type="float" office:value="1739051002.8299999" table:style-name="ce5">
            <text:p>1739051002.83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4.7249999046325684" table:formula="of:=[.B72]-[.A72]" table:style-name="ce1">
            <text:p>4.724999905</text:p>
          </table:table-cell>
          <table:table-cell table:style-name="ce1"/>
          <table:table-cell office:value-type="float" office:value="4.0139999389648438" table:formula="of:=[.H72] - [.$H$250]" table:style-name="ce1">
            <text:p>4.013999939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02.0050001" table:style-name="ce5">
            <text:p>1739051002.005</text:p>
          </table:table-cell>
          <table:table-cell office:value-type="float" office:value="1739051004.096" table:style-name="ce5">
            <text:p>1739051004.09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0909998416900635" table:formula="of:=[.B73]-[.A73]" table:style-name="ce1">
            <text:p>2.090999842</text:p>
          </table:table-cell>
          <table:table-cell table:style-name="ce1"/>
          <table:table-cell office:value-type="float" office:value="1.3799998760223384" table:formula="of:=[.H73] - [.$H$250]" table:style-name="ce1">
            <text:p>1.379999876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02.2379999" table:style-name="ce5">
            <text:p>1739051002.238</text:p>
          </table:table-cell>
          <table:table-cell office:value-type="float" office:value="1739051004.4219999" table:style-name="ce5">
            <text:p>1739051004.42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1840000152587891" table:formula="of:=[.B74]-[.A74]" table:style-name="ce1">
            <text:p>2.184000015</text:p>
          </table:table-cell>
          <table:table-cell table:style-name="ce1"/>
          <table:table-cell office:value-type="float" office:value="1.473000049591064" table:formula="of:=[.H74] - [.$H$250]" table:style-name="ce1">
            <text:p>1.47300005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08.405" table:style-name="ce5">
            <text:p>1739051008.405</text:p>
          </table:table-cell>
          <table:table-cell office:value-type="float" office:value="1739051010.0969999" table:style-name="ce5">
            <text:p>1739051010.09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919999122619629" table:formula="of:=[.B75]-[.A75]" table:style-name="ce1">
            <text:p>1.691999912</text:p>
          </table:table-cell>
          <table:table-cell table:style-name="ce1"/>
          <table:table-cell office:value-type="float" office:value="0.98099994659423784" table:formula="of:=[.H75] - [.$H$250]" table:style-name="ce1">
            <text:p>0.980999947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08.572" table:style-name="ce5">
            <text:p>1739051008.572</text:p>
          </table:table-cell>
          <table:table-cell office:value-type="float" office:value="1739051012.346" table:style-name="ce5">
            <text:p>1739051012.34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3.7739999294281006" table:formula="of:=[.B76]-[.A76]" table:style-name="ce1">
            <text:p>3.773999929</text:p>
          </table:table-cell>
          <table:table-cell table:style-name="ce1"/>
          <table:table-cell office:value-type="float" office:value="3.0629999637603755" table:formula="of:=[.H76] - [.$H$250]" table:style-name="ce1">
            <text:p>3.062999964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13.372" table:style-name="ce5">
            <text:p>1739051013.372</text:p>
          </table:table-cell>
          <table:table-cell office:value-type="float" office:value="1739051015.2869999" table:style-name="ce5">
            <text:p>1739051015.28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9149999618530273" table:formula="of:=[.B77]-[.A77]" table:style-name="ce1">
            <text:p>1.914999962</text:p>
          </table:table-cell>
          <table:table-cell table:style-name="ce1"/>
          <table:table-cell office:value-type="float" office:value="1.2039999961853023" table:formula="of:=[.H77] - [.$H$250]" table:style-name="ce1">
            <text:p>1.203999996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13.405" table:style-name="ce5">
            <text:p>1739051013.405</text:p>
          </table:table-cell>
          <table:table-cell office:value-type="float" office:value="1739051015.608" table:style-name="ce5">
            <text:p>1739051015.60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2030000686645508" table:formula="of:=[.B78]-[.A78]" table:style-name="ce1">
            <text:p>2.203000069</text:p>
          </table:table-cell>
          <table:table-cell table:style-name="ce1"/>
          <table:table-cell office:value-type="float" office:value="1.4920001029968257" table:formula="of:=[.H78] - [.$H$250]" table:style-name="ce1">
            <text:p>1.492000103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17.6719999" table:style-name="ce5">
            <text:p>1739051017.672</text:p>
          </table:table-cell>
          <table:table-cell office:value-type="float" office:value="1739051019.562" table:style-name="ce5">
            <text:p>1739051019.56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8900001049041748" table:formula="of:=[.B79]-[.A79]" table:style-name="ce1">
            <text:p>1.890000105</text:p>
          </table:table-cell>
          <table:table-cell table:style-name="ce1"/>
          <table:table-cell office:value-type="float" office:value="1.1790001392364498" table:formula="of:=[.H79] - [.$H$250]" table:style-name="ce1">
            <text:p>1.179000139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17.7049999" table:style-name="ce5">
            <text:p>1739051017.705</text:p>
          </table:table-cell>
          <table:table-cell office:value-type="float" office:value="1739051019.8570001" table:style-name="ce5">
            <text:p>1739051019.85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1520001888275146" table:formula="of:=[.B80]-[.A80]" table:style-name="ce1">
            <text:p>2.152000189</text:p>
          </table:table-cell>
          <table:table-cell table:style-name="ce1"/>
          <table:table-cell office:value-type="float" office:value="1.4410002231597896" table:formula="of:=[.H80] - [.$H$250]" table:style-name="ce1">
            <text:p>1.441000223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19.0050001" table:style-name="ce5">
            <text:p>1739051019.005</text:p>
          </table:table-cell>
          <table:table-cell office:value-type="float" office:value="1739051021.194" table:style-name="ce5">
            <text:p>1739051021.19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1889998912811279" table:formula="of:=[.B81]-[.A81]" table:style-name="ce1">
            <text:p>2.188999891</text:p>
          </table:table-cell>
          <table:table-cell table:style-name="ce1"/>
          <table:table-cell office:value-type="float" office:value="1.4779999256134029" table:formula="of:=[.H81] - [.$H$250]" table:style-name="ce1">
            <text:p>1.477999926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20.5050001" table:style-name="ce5">
            <text:p>1739051020.505</text:p>
          </table:table-cell>
          <table:table-cell office:value-type="float" office:value="1739051022.2249999" table:style-name="ce5">
            <text:p>1739051022.22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199997901916504" table:formula="of:=[.B82]-[.A82]" table:style-name="ce1">
            <text:p>1.71999979</text:p>
          </table:table-cell>
          <table:table-cell table:style-name="ce1"/>
          <table:table-cell office:value-type="float" office:value="1.0089998245239253" table:formula="of:=[.H82] - [.$H$250]" table:style-name="ce1">
            <text:p>1.008999825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20.872" table:style-name="ce5">
            <text:p>1739051020.872</text:p>
          </table:table-cell>
          <table:table-cell office:value-type="float" office:value="1739051022.5999999" table:style-name="ce5">
            <text:p>1739051022.60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279999256134033" table:formula="of:=[.B83]-[.A83]" table:style-name="ce1">
            <text:p>1.727999926</text:p>
          </table:table-cell>
          <table:table-cell table:style-name="ce1"/>
          <table:table-cell office:value-type="float" office:value="1.0169999599456783" table:formula="of:=[.H83] - [.$H$250]" table:style-name="ce1">
            <text:p>1.01699996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22.7379999" table:style-name="ce5">
            <text:p>1739051022.738</text:p>
          </table:table-cell>
          <table:table-cell office:value-type="float" office:value="1739051024.3269999" table:style-name="ce5">
            <text:p>1739051024.32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5889999866485596" table:formula="of:=[.B84]-[.A84]" table:style-name="ce1">
            <text:p>1.588999987</text:p>
          </table:table-cell>
          <table:table-cell table:style-name="ce1"/>
          <table:table-cell office:value-type="float" office:value="0.87800002098083452" table:formula="of:=[.H84] - [.$H$250]" table:style-name="ce1">
            <text:p>0.878000021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23.0050001" table:style-name="ce5">
            <text:p>1739051023.005</text:p>
          </table:table-cell>
          <table:table-cell office:value-type="float" office:value="1739051024.7980001" table:style-name="ce5">
            <text:p>1739051024.79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929999828338623" table:formula="of:=[.B85]-[.A85]" table:style-name="ce1">
            <text:p>1.792999983</text:p>
          </table:table-cell>
          <table:table-cell table:style-name="ce1"/>
          <table:table-cell office:value-type="float" office:value="1.0820000171661373" table:formula="of:=[.H85] - [.$H$250]" table:style-name="ce1">
            <text:p>1.082000017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24.7379999" table:style-name="ce5">
            <text:p>1739051024.738</text:p>
          </table:table-cell>
          <table:table-cell office:value-type="float" office:value="1739051026.4289999" table:style-name="ce5">
            <text:p>1739051026.42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909999847412109" table:formula="of:=[.B86]-[.A86]" table:style-name="ce1">
            <text:p>1.690999985</text:p>
          </table:table-cell>
          <table:table-cell table:style-name="ce1"/>
          <table:table-cell office:value-type="float" office:value="0.98000001907348588" table:formula="of:=[.H86] - [.$H$250]" table:style-name="ce1">
            <text:p>0.980000019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25.1719999" table:style-name="ce5">
            <text:p>1739051025.172</text:p>
          </table:table-cell>
          <table:table-cell office:value-type="float" office:value="1739051026.7720001" table:style-name="ce5">
            <text:p>1739051026.77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000001430511475" table:formula="of:=[.B87]-[.A87]" table:style-name="ce1">
            <text:p>1.600000143</text:p>
          </table:table-cell>
          <table:table-cell table:style-name="ce1"/>
          <table:table-cell office:value-type="float" office:value="0.88900017738342241" table:formula="of:=[.H87] - [.$H$250]" table:style-name="ce1">
            <text:p>0.889000177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27.605" table:style-name="ce5">
            <text:p>1739051027.605</text:p>
          </table:table-cell>
          <table:table-cell office:value-type="float" office:value="1739051029.4059999" table:style-name="ce5">
            <text:p>1739051029.40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8009998798370361" table:formula="of:=[.B88]-[.A88]" table:style-name="ce1">
            <text:p>1.80099988</text:p>
          </table:table-cell>
          <table:table-cell table:style-name="ce1"/>
          <table:table-cell office:value-type="float" office:value="1.0899999141693111" table:formula="of:=[.H88] - [.$H$250]" table:style-name="ce1">
            <text:p>1.089999914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28.0050001" table:style-name="ce5">
            <text:p>1739051028.005</text:p>
          </table:table-cell>
          <table:table-cell office:value-type="float" office:value="1739051029.717" table:style-name="ce5">
            <text:p>1739051029.71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119998931884766" table:formula="of:=[.B89]-[.A89]" table:style-name="ce1">
            <text:p>1.711999893</text:p>
          </table:table-cell>
          <table:table-cell table:style-name="ce1"/>
          <table:table-cell office:value-type="float" office:value="1.0009999275207515" table:formula="of:=[.H89] - [.$H$250]" table:style-name="ce1">
            <text:p>1.000999928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28.5050001" table:style-name="ce5">
            <text:p>1739051028.505</text:p>
          </table:table-cell>
          <table:table-cell office:value-type="float" office:value="1739051030.017" table:style-name="ce5">
            <text:p>1739051030.01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5119998455047607" table:formula="of:=[.B90]-[.A90]" table:style-name="ce1">
            <text:p>1.511999846</text:p>
          </table:table-cell>
          <table:table-cell table:style-name="ce1"/>
          <table:table-cell office:value-type="float" office:value="0.80099987983703569" table:formula="of:=[.H90] - [.$H$250]" table:style-name="ce1">
            <text:p>0.80099988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28.7379999" table:style-name="ce5">
            <text:p>1739051028.738</text:p>
          </table:table-cell>
          <table:table-cell office:value-type="float" office:value="1739051030.322" table:style-name="ce5">
            <text:p>1739051030.32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5840001106262207" table:formula="of:=[.B91]-[.A91]" table:style-name="ce1">
            <text:p>1.584000111</text:p>
          </table:table-cell>
          <table:table-cell table:style-name="ce1"/>
          <table:table-cell office:value-type="float" office:value="0.87300014495849565" table:formula="of:=[.H91] - [.$H$250]" table:style-name="ce1">
            <text:p>0.873000145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29.0050001" table:style-name="ce5">
            <text:p>1739051029.005</text:p>
          </table:table-cell>
          <table:table-cell office:value-type="float" office:value="1739051030.6630001" table:style-name="ce5">
            <text:p>1739051030.66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579999923706055" table:formula="of:=[.B92]-[.A92]" table:style-name="ce1">
            <text:p>1.657999992</text:p>
          </table:table-cell>
          <table:table-cell table:style-name="ce1"/>
          <table:table-cell office:value-type="float" office:value="0.94700002670288042" table:formula="of:=[.H92] - [.$H$250]" table:style-name="ce1">
            <text:p>0.947000027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29.372" table:style-name="ce5">
            <text:p>1739051029.372</text:p>
          </table:table-cell>
          <table:table-cell office:value-type="float" office:value="1739051033.927" table:style-name="ce5">
            <text:p>1739051033.92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4.5550000667572021" table:formula="of:=[.B93]-[.A93]" table:style-name="ce1">
            <text:p>4.555000067</text:p>
          </table:table-cell>
          <table:table-cell table:style-name="ce1"/>
          <table:table-cell office:value-type="float" office:value="3.8440001010894771" table:formula="of:=[.H93] - [.$H$250]" table:style-name="ce1">
            <text:p>3.844000101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29.405" table:style-name="ce5">
            <text:p>1739051029.405</text:p>
          </table:table-cell>
          <table:table-cell office:value-type="float" office:value="1739051034.266" table:style-name="ce5">
            <text:p>1739051034.26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4.8610000610351563" table:formula="of:=[.B94]-[.A94]" table:style-name="ce1">
            <text:p>4.861000061</text:p>
          </table:table-cell>
          <table:table-cell table:style-name="ce1"/>
          <table:table-cell office:value-type="float" office:value="4.1500000953674316" table:formula="of:=[.H94] - [.$H$250]" table:style-name="ce1">
            <text:p>4.150000095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32.7720001" table:style-name="ce5">
            <text:p>1739051032.772</text:p>
          </table:table-cell>
          <table:table-cell office:value-type="float" office:value="1739051034.638" table:style-name="ce5">
            <text:p>1739051034.63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8659999370574951" table:formula="of:=[.B95]-[.A95]" table:style-name="ce1">
            <text:p>1.865999937</text:p>
          </table:table-cell>
          <table:table-cell table:style-name="ce1"/>
          <table:table-cell office:value-type="float" office:value="1.1549999713897701" table:formula="of:=[.H95] - [.$H$250]" table:style-name="ce1">
            <text:p>1.154999971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33.372" table:style-name="ce5">
            <text:p>1739051033.372</text:p>
          </table:table-cell>
          <table:table-cell office:value-type="float" office:value="1739051034.9619999" table:style-name="ce5">
            <text:p>1739051034.96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5899999141693115" table:formula="of:=[.B96]-[.A96]" table:style-name="ce1">
            <text:p>1.589999914</text:p>
          </table:table-cell>
          <table:table-cell table:style-name="ce1"/>
          <table:table-cell office:value-type="float" office:value="0.87899994850158647" table:formula="of:=[.H96] - [.$H$250]" table:style-name="ce1">
            <text:p>0.878999949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33.6719999" table:style-name="ce5">
            <text:p>1739051033.672</text:p>
          </table:table-cell>
          <table:table-cell office:value-type="float" office:value="1739051035.2750001" table:style-name="ce5">
            <text:p>1739051035.27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030001640319824" table:formula="of:=[.B97]-[.A97]" table:style-name="ce1">
            <text:p>1.603000164</text:p>
          </table:table-cell>
          <table:table-cell table:style-name="ce1"/>
          <table:table-cell office:value-type="float" office:value="0.89200019836425737" table:formula="of:=[.H97] - [.$H$250]" table:style-name="ce1">
            <text:p>0.892000198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33.905" table:style-name="ce5">
            <text:p>1739051033.905</text:p>
          </table:table-cell>
          <table:table-cell office:value-type="float" office:value="1739051035.598" table:style-name="ce5">
            <text:p>1739051035.59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930000782012939" table:formula="of:=[.B98]-[.A98]" table:style-name="ce1">
            <text:p>1.693000078</text:p>
          </table:table-cell>
          <table:table-cell table:style-name="ce1"/>
          <table:table-cell office:value-type="float" office:value="0.98200011253356889" table:formula="of:=[.H98] - [.$H$250]" table:style-name="ce1">
            <text:p>0.982000113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34.6719999" table:style-name="ce5">
            <text:p>1739051034.672</text:p>
          </table:table-cell>
          <table:table-cell office:value-type="float" office:value="1739051036.53" table:style-name="ce5">
            <text:p>1739051036.53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8580000400543213" table:formula="of:=[.B99]-[.A99]" table:style-name="ce1">
            <text:p>1.85800004</text:p>
          </table:table-cell>
          <table:table-cell table:style-name="ce1"/>
          <table:table-cell office:value-type="float" office:value="1.1470000743865962" table:formula="of:=[.H99] - [.$H$250]" table:style-name="ce1">
            <text:p>1.147000074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35.605" table:style-name="ce5">
            <text:p>1739051035.605</text:p>
          </table:table-cell>
          <table:table-cell office:value-type="float" office:value="1739051037.503" table:style-name="ce5">
            <text:p>1739051037.50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8980000019073486" table:formula="of:=[.B100]-[.A100]" table:style-name="ce1">
            <text:p>1.898000002</text:p>
          </table:table-cell>
          <table:table-cell table:style-name="ce1"/>
          <table:table-cell office:value-type="float" office:value="1.1870000362396236" table:formula="of:=[.H100] - [.$H$250]" table:style-name="ce1">
            <text:p>1.187000036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35.7720001" table:style-name="ce5">
            <text:p>1739051035.772</text:p>
          </table:table-cell>
          <table:table-cell office:value-type="float" office:value="1739051037.8280001" table:style-name="ce5">
            <text:p>1739051037.82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0559999942779541" table:formula="of:=[.B101]-[.A101]" table:style-name="ce1">
            <text:p>2.055999994</text:p>
          </table:table-cell>
          <table:table-cell table:style-name="ce1"/>
          <table:table-cell office:value-type="float" office:value="1.345000028610229" table:formula="of:=[.H101] - [.$H$250]" table:style-name="ce1">
            <text:p>1.345000029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36.1719999" table:style-name="ce5">
            <text:p>1739051036.172</text:p>
          </table:table-cell>
          <table:table-cell office:value-type="float" office:value="1739051038.141" table:style-name="ce5">
            <text:p>1739051038.14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9690001010894775" table:formula="of:=[.B102]-[.A102]" table:style-name="ce1">
            <text:p>1.969000101</text:p>
          </table:table-cell>
          <table:table-cell table:style-name="ce1"/>
          <table:table-cell office:value-type="float" office:value="1.2580001354217525" table:formula="of:=[.H102] - [.$H$250]" table:style-name="ce1">
            <text:p>1.258000135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40.7049999" table:style-name="ce5">
            <text:p>1739051040.705</text:p>
          </table:table-cell>
          <table:table-cell office:value-type="float" office:value="1739051042.589" table:style-name="ce5">
            <text:p>1739051042.58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8840000629425049" table:formula="of:=[.B103]-[.A103]" table:style-name="ce1">
            <text:p>1.884000063</text:p>
          </table:table-cell>
          <table:table-cell table:style-name="ce1"/>
          <table:table-cell office:value-type="float" office:value="1.1730000972747798" table:formula="of:=[.H103] - [.$H$250]" table:style-name="ce1">
            <text:p>1.173000097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41.2049999" table:style-name="ce5">
            <text:p>1739051041.205</text:p>
          </table:table-cell>
          <table:table-cell office:value-type="float" office:value="1739051042.8280001" table:style-name="ce5">
            <text:p>1739051042.82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230001449584961" table:formula="of:=[.B104]-[.A104]" table:style-name="ce1">
            <text:p>1.623000145</text:p>
          </table:table-cell>
          <table:table-cell table:style-name="ce1"/>
          <table:table-cell office:value-type="float" office:value="0.91200017929077104" table:formula="of:=[.H104] - [.$H$250]" table:style-name="ce1">
            <text:p>0.912000179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42.905" table:style-name="ce5">
            <text:p>1739051042.905</text:p>
          </table:table-cell>
          <table:table-cell office:value-type="float" office:value="1739051044.4779999" table:style-name="ce5">
            <text:p>1739051044.47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5729999542236328" table:formula="of:=[.B105]-[.A105]" table:style-name="ce1">
            <text:p>1.572999954</text:p>
          </table:table-cell>
          <table:table-cell table:style-name="ce1"/>
          <table:table-cell office:value-type="float" office:value="0.86199998855590776" table:formula="of:=[.H105] - [.$H$250]" table:style-name="ce1">
            <text:p>0.861999989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43.2049999" table:style-name="ce5">
            <text:p>1739051043.205</text:p>
          </table:table-cell>
          <table:table-cell office:value-type="float" office:value="1739051045.4690001" table:style-name="ce5">
            <text:p>1739051045.46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2640001773834229" table:formula="of:=[.B106]-[.A106]" table:style-name="ce1">
            <text:p>2.264000177</text:p>
          </table:table-cell>
          <table:table-cell table:style-name="ce1"/>
          <table:table-cell office:value-type="float" office:value="1.5530002117156978" table:formula="of:=[.H106] - [.$H$250]" table:style-name="ce1">
            <text:p>1.553000212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44.339" table:style-name="ce5">
            <text:p>1739051044.339</text:p>
          </table:table-cell>
          <table:table-cell office:value-type="float" office:value="1739051046.9200001" table:style-name="ce5">
            <text:p>1739051046.92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5810000896453857" table:formula="of:=[.B107]-[.A107]" table:style-name="ce1">
            <text:p>2.58100009</text:p>
          </table:table-cell>
          <table:table-cell table:style-name="ce1"/>
          <table:table-cell office:value-type="float" office:value="1.8700001239776607" table:formula="of:=[.H107] - [.$H$250]" table:style-name="ce1">
            <text:p>1.870000124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44.539" table:style-name="ce5">
            <text:p>1739051044.539</text:p>
          </table:table-cell>
          <table:table-cell office:value-type="float" office:value="1739051047.115" table:style-name="ce5">
            <text:p>1739051047.11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5759999752044678" table:formula="of:=[.B108]-[.A108]" table:style-name="ce1">
            <text:p>2.575999975</text:p>
          </table:table-cell>
          <table:table-cell table:style-name="ce1"/>
          <table:table-cell office:value-type="float" office:value="1.8650000095367427" table:formula="of:=[.H108] - [.$H$250]" table:style-name="ce1">
            <text:p>1.86500001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50.572" table:style-name="ce5">
            <text:p>1739051050.572</text:p>
          </table:table-cell>
          <table:table-cell office:value-type="float" office:value="1739051052.326" table:style-name="ce5">
            <text:p>1739051052.32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539999485015869" table:formula="of:=[.B109]-[.A109]" table:style-name="ce1">
            <text:p>1.753999949</text:p>
          </table:table-cell>
          <table:table-cell table:style-name="ce1"/>
          <table:table-cell office:value-type="float" office:value="1.0429999828338619" table:formula="of:=[.H109] - [.$H$250]" table:style-name="ce1">
            <text:p>1.042999983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50.605" table:style-name="ce5">
            <text:p>1739051050.605</text:p>
          </table:table-cell>
          <table:table-cell office:value-type="float" office:value="1739051052.641" table:style-name="ce5">
            <text:p>1739051052.64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0360000133514404" table:formula="of:=[.B110]-[.A110]" table:style-name="ce1">
            <text:p>2.036000013</text:p>
          </table:table-cell>
          <table:table-cell table:style-name="ce1"/>
          <table:table-cell office:value-type="float" office:value="1.3250000476837154" table:formula="of:=[.H110] - [.$H$250]" table:style-name="ce1">
            <text:p>1.325000048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52.7390001" table:style-name="ce5">
            <text:p>1739051052.739</text:p>
          </table:table-cell>
          <table:table-cell office:value-type="float" office:value="1739051054.727" table:style-name="ce5">
            <text:p>1739051054.72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9879999160766602" table:formula="of:=[.B111]-[.A111]" table:style-name="ce1">
            <text:p>1.987999916</text:p>
          </table:table-cell>
          <table:table-cell table:style-name="ce1"/>
          <table:table-cell office:value-type="float" office:value="1.2769999504089351" table:formula="of:=[.H111] - [.$H$250]" table:style-name="ce1">
            <text:p>1.27699995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53.372" table:style-name="ce5">
            <text:p>1739051053.372</text:p>
          </table:table-cell>
          <table:table-cell office:value-type="float" office:value="1739051055.033" table:style-name="ce5">
            <text:p>1739051055.03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610000133514404" table:formula="of:=[.B112]-[.A112]" table:style-name="ce1">
            <text:p>1.661000013</text:p>
          </table:table-cell>
          <table:table-cell table:style-name="ce1"/>
          <table:table-cell office:value-type="float" office:value="0.95000004768371538" table:formula="of:=[.H112] - [.$H$250]" table:style-name="ce1">
            <text:p>0.950000048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55.339" table:style-name="ce5">
            <text:p>1739051055.339</text:p>
          </table:table-cell>
          <table:table-cell office:value-type="float" office:value="1739051057.8340001" table:style-name="ce5">
            <text:p>1739051057.83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4950001239776611" table:formula="of:=[.B113]-[.A113]" table:style-name="ce1">
            <text:p>2.495000124</text:p>
          </table:table-cell>
          <table:table-cell table:style-name="ce1"/>
          <table:table-cell office:value-type="float" office:value="1.7840001583099361" table:formula="of:=[.H113] - [.$H$250]" table:style-name="ce1">
            <text:p>1.784000158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56.4719999" table:style-name="ce5">
            <text:p>1739051056.472</text:p>
          </table:table-cell>
          <table:table-cell office:value-type="float" office:value="1739051058.145" table:style-name="ce5">
            <text:p>1739051058.14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730000972747803" table:formula="of:=[.B114]-[.A114]" table:style-name="ce1">
            <text:p>1.673000097</text:p>
          </table:table-cell>
          <table:table-cell table:style-name="ce1"/>
          <table:table-cell office:value-type="float" office:value="0.96200013160705522" table:formula="of:=[.H114] - [.$H$250]" table:style-name="ce1">
            <text:p>0.962000132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56.605" table:style-name="ce5">
            <text:p>1739051056.605</text:p>
          </table:table-cell>
          <table:table-cell office:value-type="float" office:value="1739051058.4749999" table:style-name="ce5">
            <text:p>1739051058.47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869999885559082" table:formula="of:=[.B115]-[.A115]" table:style-name="ce1">
            <text:p>1.869999886</text:p>
          </table:table-cell>
          <table:table-cell table:style-name="ce1"/>
          <table:table-cell office:value-type="float" office:value="1.158999919891357" table:formula="of:=[.H115] - [.$H$250]" table:style-name="ce1">
            <text:p>1.15899992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60.9389999" table:style-name="ce5">
            <text:p>1739051060.939</text:p>
          </table:table-cell>
          <table:table-cell office:value-type="float" office:value="1739051062.6489999" table:style-name="ce5">
            <text:p>1739051062.64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100000381469727" table:formula="of:=[.B116]-[.A116]" table:style-name="ce1">
            <text:p>1.710000038</text:p>
          </table:table-cell>
          <table:table-cell table:style-name="ce1"/>
          <table:table-cell office:value-type="float" office:value="0.9990000724792476" table:formula="of:=[.H116] - [.$H$250]" table:style-name="ce1">
            <text:p>0.999000072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61.3050001" table:style-name="ce5">
            <text:p>1739051061.305</text:p>
          </table:table-cell>
          <table:table-cell office:value-type="float" office:value="1739051062.934" table:style-name="ce5">
            <text:p>1739051062.93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289999485015869" table:formula="of:=[.B117]-[.A117]" table:style-name="ce1">
            <text:p>1.628999949</text:p>
          </table:table-cell>
          <table:table-cell table:style-name="ce1"/>
          <table:table-cell office:value-type="float" office:value="0.91799998283386186" table:formula="of:=[.H117] - [.$H$250]" table:style-name="ce1">
            <text:p>0.917999983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62.039" table:style-name="ce5">
            <text:p>1739051062.039</text:p>
          </table:table-cell>
          <table:table-cell office:value-type="float" office:value="1739051064.0910001" table:style-name="ce5">
            <text:p>1739051064.09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0520000457763672" table:formula="of:=[.B118]-[.A118]" table:style-name="ce1">
            <text:p>2.052000046</text:p>
          </table:table-cell>
          <table:table-cell table:style-name="ce1"/>
          <table:table-cell office:value-type="float" office:value="1.3410000801086421" table:formula="of:=[.H118] - [.$H$250]" table:style-name="ce1">
            <text:p>1.34100008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62.7720001" table:style-name="ce5">
            <text:p>1739051062.772</text:p>
          </table:table-cell>
          <table:table-cell office:value-type="float" office:value="1739051065.9630001" table:style-name="ce5">
            <text:p>1739051065.96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3.1909999847412109" table:formula="of:=[.B119]-[.A119]" table:style-name="ce1">
            <text:p>3.190999985</text:p>
          </table:table-cell>
          <table:table-cell table:style-name="ce1"/>
          <table:table-cell office:value-type="float" office:value="2.4800000190734859" table:formula="of:=[.H119] - [.$H$250]" table:style-name="ce1">
            <text:p>2.480000019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63.0050001" table:style-name="ce5">
            <text:p>1739051063.005</text:p>
          </table:table-cell>
          <table:table-cell office:value-type="float" office:value="1739051066.2690001" table:style-name="ce5">
            <text:p>1739051066.26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3.2639999389648438" table:formula="of:=[.B120]-[.A120]" table:style-name="ce1">
            <text:p>3.263999939</text:p>
          </table:table-cell>
          <table:table-cell table:style-name="ce1"/>
          <table:table-cell office:value-type="float" office:value="2.5529999732971187" table:formula="of:=[.H120] - [.$H$250]" table:style-name="ce1">
            <text:p>2.552999973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64.872" table:style-name="ce5">
            <text:p>1739051064.872</text:p>
          </table:table-cell>
          <table:table-cell office:value-type="float" office:value="1739051066.5599999" table:style-name="ce5">
            <text:p>1739051066.56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87999963760376" table:formula="of:=[.B121]-[.A121]" table:style-name="ce1">
            <text:p>1.687999964</text:p>
          </table:table-cell>
          <table:table-cell table:style-name="ce1"/>
          <table:table-cell office:value-type="float" office:value="0.97699999809265092" table:formula="of:=[.H121] - [.$H$250]" table:style-name="ce1">
            <text:p>0.976999998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65.539" table:style-name="ce5">
            <text:p>1739051065.539</text:p>
          </table:table-cell>
          <table:table-cell office:value-type="float" office:value="1739051067.424" table:style-name="ce5">
            <text:p>1739051067.42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8849999904632568" table:formula="of:=[.B122]-[.A122]" table:style-name="ce1">
            <text:p>1.88499999</text:p>
          </table:table-cell>
          <table:table-cell table:style-name="ce1"/>
          <table:table-cell office:value-type="float" office:value="1.1740000247955318" table:formula="of:=[.H122] - [.$H$250]" table:style-name="ce1">
            <text:p>1.174000025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65.9719999" table:style-name="ce5">
            <text:p>1739051065.972</text:p>
          </table:table-cell>
          <table:table-cell office:value-type="float" office:value="1739051067.786" table:style-name="ce5">
            <text:p>1739051067.78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814000129699707" table:formula="of:=[.B123]-[.A123]" table:style-name="ce1">
            <text:p>1.81400013</text:p>
          </table:table-cell>
          <table:table-cell table:style-name="ce1"/>
          <table:table-cell office:value-type="float" office:value="1.103000164031982" table:formula="of:=[.H123] - [.$H$250]" table:style-name="ce1">
            <text:p>1.103000164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66.039" table:style-name="ce5">
            <text:p>1739051066.039</text:p>
          </table:table-cell>
          <table:table-cell office:value-type="float" office:value="1739051068.1070001" table:style-name="ce5">
            <text:p>1739051068.10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0680000782012939" table:formula="of:=[.B124]-[.A124]" table:style-name="ce1">
            <text:p>2.068000078</text:p>
          </table:table-cell>
          <table:table-cell table:style-name="ce1"/>
          <table:table-cell office:value-type="float" office:value="1.3570001125335689" table:formula="of:=[.H124] - [.$H$250]" table:style-name="ce1">
            <text:p>1.357000113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67.405" table:style-name="ce5">
            <text:p>1739051067.405</text:p>
          </table:table-cell>
          <table:table-cell office:value-type="float" office:value="1739051069.079" table:style-name="ce5">
            <text:p>1739051069.07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740000247955322" table:formula="of:=[.B125]-[.A125]" table:style-name="ce1">
            <text:p>1.674000025</text:p>
          </table:table-cell>
          <table:table-cell table:style-name="ce1"/>
          <table:table-cell office:value-type="float" office:value="0.96300005912780717" table:formula="of:=[.H125] - [.$H$250]" table:style-name="ce1">
            <text:p>0.963000059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67.7720001" table:style-name="ce5">
            <text:p>1739051067.772</text:p>
          </table:table-cell>
          <table:table-cell office:value-type="float" office:value="1739051071.9619999" table:style-name="ce5">
            <text:p>1739051071.96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4.1899998188018799" table:formula="of:=[.B126]-[.A126]" table:style-name="ce1">
            <text:p>4.189999819</text:p>
          </table:table-cell>
          <table:table-cell table:style-name="ce1"/>
          <table:table-cell office:value-type="float" office:value="3.4789998531341548" table:formula="of:=[.H126] - [.$H$250]" table:style-name="ce1">
            <text:p>3.478999853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68.1389999" table:style-name="ce5">
            <text:p>1739051068.139</text:p>
          </table:table-cell>
          <table:table-cell office:value-type="float" office:value="1739051072.2590001" table:style-name="ce5">
            <text:p>1739051072.25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4.1200001239776611" table:formula="of:=[.B127]-[.A127]" table:style-name="ce1">
            <text:p>4.120000124</text:p>
          </table:table-cell>
          <table:table-cell table:style-name="ce1"/>
          <table:table-cell office:value-type="float" office:value="3.4090001583099361" table:formula="of:=[.H127] - [.$H$250]" table:style-name="ce1">
            <text:p>3.409000158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74.5050001" table:style-name="ce5">
            <text:p>1739051074.505</text:p>
          </table:table-cell>
          <table:table-cell office:value-type="float" office:value="1739051078.3770001" table:style-name="ce5">
            <text:p>1739051078.37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3.871999979019165" table:formula="of:=[.B128]-[.A128]" table:style-name="ce1">
            <text:p>3.871999979</text:p>
          </table:table-cell>
          <table:table-cell table:style-name="ce1"/>
          <table:table-cell office:value-type="float" office:value="3.16100001335144" table:formula="of:=[.H128] - [.$H$250]" table:style-name="ce1">
            <text:p>3.161000013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74.572" table:style-name="ce5">
            <text:p>1739051074.572</text:p>
          </table:table-cell>
          <table:table-cell office:value-type="float" office:value="1739051078.6600001" table:style-name="ce5">
            <text:p>1739051078.66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4.0880000591278076" table:formula="of:=[.B129]-[.A129]" table:style-name="ce1">
            <text:p>4.088000059</text:p>
          </table:table-cell>
          <table:table-cell table:style-name="ce1"/>
          <table:table-cell office:value-type="float" office:value="3.3770000934600826" table:formula="of:=[.H129] - [.$H$250]" table:style-name="ce1">
            <text:p>3.377000093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77.839" table:style-name="ce5">
            <text:p>1739051077.839</text:p>
          </table:table-cell>
          <table:table-cell office:value-type="float" office:value="1739051082.589" table:style-name="ce5">
            <text:p>1739051082.58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4.75" table:formula="of:=[.B130]-[.A130]" table:style-name="ce1">
            <text:p>4.75</text:p>
          </table:table-cell>
          <table:table-cell table:style-name="ce1"/>
          <table:table-cell office:value-type="float" office:value="4.0390000343322754" table:formula="of:=[.H130] - [.$H$250]" table:style-name="ce1">
            <text:p>4.039000034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77.905" table:style-name="ce5">
            <text:p>1739051077.905</text:p>
          </table:table-cell>
          <table:table-cell office:value-type="float" office:value="1739051082.8640001" table:style-name="ce5">
            <text:p>1739051082.86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4.9590001106262207" table:formula="of:=[.B131]-[.A131]" table:style-name="ce1">
            <text:p>4.959000111</text:p>
          </table:table-cell>
          <table:table-cell table:style-name="ce1"/>
          <table:table-cell office:value-type="float" office:value="4.2480001449584961" table:formula="of:=[.H131] - [.$H$250]" table:style-name="ce1">
            <text:p>4.248000145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82.405" table:style-name="ce5">
            <text:p>1739051082.405</text:p>
          </table:table-cell>
          <table:table-cell office:value-type="float" office:value="1739051084.1459999" table:style-name="ce5">
            <text:p>1739051084.14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409999370574951" table:formula="of:=[.B132]-[.A132]" table:style-name="ce1">
            <text:p>1.740999937</text:p>
          </table:table-cell>
          <table:table-cell table:style-name="ce1"/>
          <table:table-cell office:value-type="float" office:value="1.0299999713897701" table:formula="of:=[.H132] - [.$H$250]" table:style-name="ce1">
            <text:p>1.029999971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82.4719999" table:style-name="ce5">
            <text:p>1739051082.472</text:p>
          </table:table-cell>
          <table:table-cell office:value-type="float" office:value="1739051084.4349999" table:style-name="ce5">
            <text:p>1739051084.43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9630000591278076" table:formula="of:=[.B133]-[.A133]" table:style-name="ce1">
            <text:p>1.963000059</text:p>
          </table:table-cell>
          <table:table-cell table:style-name="ce1"/>
          <table:table-cell office:value-type="float" office:value="1.2520000934600826" table:formula="of:=[.H133] - [.$H$250]" table:style-name="ce1">
            <text:p>1.252000093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83.0050001" table:style-name="ce5">
            <text:p>1739051083.005</text:p>
          </table:table-cell>
          <table:table-cell office:value-type="float" office:value="1739051084.7449999" table:style-name="ce5">
            <text:p>1739051084.74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399997711181641" table:formula="of:=[.B134]-[.A134]" table:style-name="ce1">
            <text:p>1.739999771</text:p>
          </table:table-cell>
          <table:table-cell table:style-name="ce1"/>
          <table:table-cell office:value-type="float" office:value="1.028999805450439" table:formula="of:=[.H134] - [.$H$250]" table:style-name="ce1">
            <text:p>1.028999805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83.2720001" table:style-name="ce5">
            <text:p>1739051083.272</text:p>
          </table:table-cell>
          <table:table-cell office:value-type="float" office:value="1739051085.016" table:style-name="ce5">
            <text:p>1739051085.01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439999580383301" table:formula="of:=[.B135]-[.A135]" table:style-name="ce1">
            <text:p>1.743999958</text:p>
          </table:table-cell>
          <table:table-cell table:style-name="ce1"/>
          <table:table-cell office:value-type="float" office:value="1.032999992370605" table:formula="of:=[.H135] - [.$H$250]" table:style-name="ce1">
            <text:p>1.032999992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83.7720001" table:style-name="ce5">
            <text:p>1739051083.772</text:p>
          </table:table-cell>
          <table:table-cell office:value-type="float" office:value="1739051085.3169999" table:style-name="ce5">
            <text:p>1739051085.31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5449998378753662" table:formula="of:=[.B136]-[.A136]" table:style-name="ce1">
            <text:p>1.544999838</text:p>
          </table:table-cell>
          <table:table-cell table:style-name="ce1"/>
          <table:table-cell office:value-type="float" office:value="0.83399987220764116" table:formula="of:=[.H136] - [.$H$250]" table:style-name="ce1">
            <text:p>0.833999872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83.9719999" table:style-name="ce5">
            <text:p>1739051083.972</text:p>
          </table:table-cell>
          <table:table-cell office:value-type="float" office:value="1739051085.711" table:style-name="ce5">
            <text:p>1739051085.71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390000820159912" table:formula="of:=[.B137]-[.A137]" table:style-name="ce1">
            <text:p>1.739000082</text:p>
          </table:table-cell>
          <table:table-cell table:style-name="ce1"/>
          <table:table-cell office:value-type="float" office:value="1.0280001163482662" table:formula="of:=[.H137] - [.$H$250]" table:style-name="ce1">
            <text:p>1.028000116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84.7049999" table:style-name="ce5">
            <text:p>1739051084.705</text:p>
          </table:table-cell>
          <table:table-cell office:value-type="float" office:value="1739051086.428" table:style-name="ce5">
            <text:p>1739051086.42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230000495910645" table:formula="of:=[.B138]-[.A138]" table:style-name="ce1">
            <text:p>1.72300005</text:p>
          </table:table-cell>
          <table:table-cell table:style-name="ce1"/>
          <table:table-cell office:value-type="float" office:value="1.0120000839233394" table:formula="of:=[.H138] - [.$H$250]" table:style-name="ce1">
            <text:p>1.012000084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86.072" table:style-name="ce5">
            <text:p>1739051086.072</text:p>
          </table:table-cell>
          <table:table-cell office:value-type="float" office:value="1739051088.405" table:style-name="ce5">
            <text:p>1739051088.40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3329999446868896" table:formula="of:=[.B139]-[.A139]" table:style-name="ce1">
            <text:p>2.332999945</text:p>
          </table:table-cell>
          <table:table-cell table:style-name="ce1"/>
          <table:table-cell office:value-type="float" office:value="1.6219999790191646" table:formula="of:=[.H139] - [.$H$250]" table:style-name="ce1">
            <text:p>1.621999979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86.105" table:style-name="ce5">
            <text:p>1739051086.105</text:p>
          </table:table-cell>
          <table:table-cell office:value-type="float" office:value="1739051088.7190001" table:style-name="ce5">
            <text:p>1739051088.71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6140000820159912" table:formula="of:=[.B140]-[.A140]" table:style-name="ce1">
            <text:p>2.614000082</text:p>
          </table:table-cell>
          <table:table-cell table:style-name="ce1"/>
          <table:table-cell office:value-type="float" office:value="1.9030001163482662" table:formula="of:=[.H140] - [.$H$250]" table:style-name="ce1">
            <text:p>1.903000116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87.1719999" table:style-name="ce5">
            <text:p>1739051087.172</text:p>
          </table:table-cell>
          <table:table-cell office:value-type="float" office:value="1739051089.0039999" table:style-name="ce5">
            <text:p>1739051089.00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8320000171661377" table:formula="of:=[.B141]-[.A141]" table:style-name="ce1">
            <text:p>1.832000017</text:p>
          </table:table-cell>
          <table:table-cell table:style-name="ce1"/>
          <table:table-cell office:value-type="float" office:value="1.1210000514984126" table:formula="of:=[.H141] - [.$H$250]" table:style-name="ce1">
            <text:p>1.121000051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88.5050001" table:style-name="ce5">
            <text:p>1739051088.505</text:p>
          </table:table-cell>
          <table:table-cell office:value-type="float" office:value="1739051091.4820001" table:style-name="ce5">
            <text:p>1739051091.48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9769999980926514" table:formula="of:=[.B142]-[.A142]" table:style-name="ce1">
            <text:p>2.976999998</text:p>
          </table:table-cell>
          <table:table-cell table:style-name="ce1"/>
          <table:table-cell office:value-type="float" office:value="2.2660000324249263" table:formula="of:=[.H142] - [.$H$250]" table:style-name="ce1">
            <text:p>2.266000032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90.1389999" table:style-name="ce5">
            <text:p>1739051090.139</text:p>
          </table:table-cell>
          <table:table-cell office:value-type="float" office:value="1739051091.8150001" table:style-name="ce5">
            <text:p>1739051091.81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760001182556152" table:formula="of:=[.B143]-[.A143]" table:style-name="ce1">
            <text:p>1.676000118</text:p>
          </table:table-cell>
          <table:table-cell table:style-name="ce1"/>
          <table:table-cell office:value-type="float" office:value="0.96500015258789018" table:formula="of:=[.H143] - [.$H$250]" table:style-name="ce1">
            <text:p>0.965000153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90.572" table:style-name="ce5">
            <text:p>1739051090.572</text:p>
          </table:table-cell>
          <table:table-cell office:value-type="float" office:value="1739051092.115" table:style-name="ce5">
            <text:p>1739051092.11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5429999828338623" table:formula="of:=[.B144]-[.A144]" table:style-name="ce1">
            <text:p>1.542999983</text:p>
          </table:table-cell>
          <table:table-cell table:style-name="ce1"/>
          <table:table-cell office:value-type="float" office:value="0.83200001716613725" table:formula="of:=[.H144] - [.$H$250]" table:style-name="ce1">
            <text:p>0.832000017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91.105" table:style-name="ce5">
            <text:p>1739051091.105</text:p>
          </table:table-cell>
          <table:table-cell office:value-type="float" office:value="1739051093.8510001" table:style-name="ce5">
            <text:p>1739051093.85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7460000514984131" table:formula="of:=[.B145]-[.A145]" table:style-name="ce1">
            <text:p>2.746000051</text:p>
          </table:table-cell>
          <table:table-cell table:style-name="ce1"/>
          <table:table-cell office:value-type="float" office:value="2.035000085830688" table:formula="of:=[.H145] - [.$H$250]" table:style-name="ce1">
            <text:p>2.035000086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92.572" table:style-name="ce5">
            <text:p>1739051092.572</text:p>
          </table:table-cell>
          <table:table-cell office:value-type="float" office:value="1739051094.2160001" table:style-name="ce5">
            <text:p>1739051094.21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440000534057617" table:formula="of:=[.B146]-[.A146]" table:style-name="ce1">
            <text:p>1.644000053</text:p>
          </table:table-cell>
          <table:table-cell table:style-name="ce1"/>
          <table:table-cell office:value-type="float" office:value="0.93300008773803667" table:formula="of:=[.H146] - [.$H$250]" table:style-name="ce1">
            <text:p>0.933000088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92.7390001" table:style-name="ce5">
            <text:p>1739051092.739</text:p>
          </table:table-cell>
          <table:table-cell office:value-type="float" office:value="1739051094.506" table:style-name="ce5">
            <text:p>1739051094.50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669999599456787" table:formula="of:=[.B147]-[.A147]" table:style-name="ce1">
            <text:p>1.76699996</text:p>
          </table:table-cell>
          <table:table-cell table:style-name="ce1"/>
          <table:table-cell office:value-type="float" office:value="1.0559999942779537" table:formula="of:=[.H147] - [.$H$250]" table:style-name="ce1">
            <text:p>1.055999994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94.1719999" table:style-name="ce5">
            <text:p>1739051094.172</text:p>
          </table:table-cell>
          <table:table-cell office:value-type="float" office:value="1739051095.918" table:style-name="ce5">
            <text:p>1739051095.91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460000514984131" table:formula="of:=[.B148]-[.A148]" table:style-name="ce1">
            <text:p>1.746000051</text:p>
          </table:table-cell>
          <table:table-cell table:style-name="ce1"/>
          <table:table-cell office:value-type="float" office:value="1.035000085830688" table:formula="of:=[.H148] - [.$H$250]" table:style-name="ce1">
            <text:p>1.035000086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95.0050001" table:style-name="ce5">
            <text:p>1739051095.005</text:p>
          </table:table-cell>
          <table:table-cell office:value-type="float" office:value="1739051097.47" table:style-name="ce5">
            <text:p>1739051097.47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4649999141693115" table:formula="of:=[.B149]-[.A149]" table:style-name="ce1">
            <text:p>2.464999914</text:p>
          </table:table-cell>
          <table:table-cell table:style-name="ce1"/>
          <table:table-cell office:value-type="float" office:value="1.7539999485015865" table:formula="of:=[.H149] - [.$H$250]" table:style-name="ce1">
            <text:p>1.753999949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96.2720001" table:style-name="ce5">
            <text:p>1739051096.272</text:p>
          </table:table-cell>
          <table:table-cell office:value-type="float" office:value="1739051097.9330001" table:style-name="ce5">
            <text:p>1739051097.93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610000133514404" table:formula="of:=[.B150]-[.A150]" table:style-name="ce1">
            <text:p>1.661000013</text:p>
          </table:table-cell>
          <table:table-cell table:style-name="ce1"/>
          <table:table-cell office:value-type="float" office:value="0.95000004768371538" table:formula="of:=[.H150] - [.$H$250]" table:style-name="ce1">
            <text:p>0.950000048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98.072" table:style-name="ce5">
            <text:p>1739051098.072</text:p>
          </table:table-cell>
          <table:table-cell office:value-type="float" office:value="1739051099.286" table:style-name="ce5">
            <text:p>1739051099.28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2139999866485596" table:formula="of:=[.B151]-[.A151]" table:style-name="ce1">
            <text:p>1.213999987</text:p>
          </table:table-cell>
          <table:table-cell table:style-name="ce1"/>
          <table:table-cell office:value-type="float" office:value="0.50300002098083452" table:formula="of:=[.H151] - [.$H$250]" table:style-name="ce1">
            <text:p>0.503000021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98.405" table:style-name="ce5">
            <text:p>1739051098.405</text:p>
          </table:table-cell>
          <table:table-cell office:value-type="float" office:value="1739051103.1240001" table:style-name="ce5">
            <text:p>1739051103.12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4.7190001010894775" table:formula="of:=[.B152]-[.A152]" table:style-name="ce1">
            <text:p>4.719000101</text:p>
          </table:table-cell>
          <table:table-cell table:style-name="ce1"/>
          <table:table-cell office:value-type="float" office:value="4.0080001354217529" table:formula="of:=[.H152] - [.$H$250]" table:style-name="ce1">
            <text:p>4.008000135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98.4389999" table:style-name="ce5">
            <text:p>1739051098.439</text:p>
          </table:table-cell>
          <table:table-cell office:value-type="float" office:value="1739051103.3310001" table:style-name="ce5">
            <text:p>1739051103.33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4.8920001983642578" table:formula="of:=[.B153]-[.A153]" table:style-name="ce1">
            <text:p>4.892000198</text:p>
          </table:table-cell>
          <table:table-cell table:style-name="ce1"/>
          <table:table-cell office:value-type="float" office:value="4.1810002326965332" table:formula="of:=[.H153] - [.$H$250]" table:style-name="ce1">
            <text:p>4.181000233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98.4719999" table:style-name="ce5">
            <text:p>1739051098.472</text:p>
          </table:table-cell>
          <table:table-cell office:value-type="float" office:value="1739051103.753" table:style-name="ce5">
            <text:p>1739051103.75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5.2810001373291016" table:formula="of:=[.B154]-[.A154]" table:style-name="ce1">
            <text:p>5.281000137</text:p>
          </table:table-cell>
          <table:table-cell table:style-name="ce1"/>
          <table:table-cell office:value-type="float" office:value="4.570000171661377" table:formula="of:=[.H154] - [.$H$250]" table:style-name="ce1">
            <text:p>4.570000172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098.539" table:style-name="ce5">
            <text:p>1739051098.539</text:p>
          </table:table-cell>
          <table:table-cell office:value-type="float" office:value="1739051103.9389999" table:style-name="ce5">
            <text:p>1739051103.93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5.3999998569488525" table:formula="of:=[.B155]-[.A155]" table:style-name="ce1">
            <text:p>5.399999857</text:p>
          </table:table-cell>
          <table:table-cell table:style-name="ce1"/>
          <table:table-cell office:value-type="float" office:value="4.6889998912811279" table:formula="of:=[.H155] - [.$H$250]" table:style-name="ce1">
            <text:p>4.688999891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02.905" table:style-name="ce5">
            <text:p>1739051102.905</text:p>
          </table:table-cell>
          <table:table-cell office:value-type="float" office:value="1739051104.51" table:style-name="ce5">
            <text:p>1739051104.51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050000190734863" table:formula="of:=[.B156]-[.A156]" table:style-name="ce1">
            <text:p>1.605000019</text:p>
          </table:table-cell>
          <table:table-cell table:style-name="ce1"/>
          <table:table-cell office:value-type="float" office:value="0.89400005340576127" table:formula="of:=[.H156] - [.$H$250]" table:style-name="ce1">
            <text:p>0.894000053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03.039" table:style-name="ce5">
            <text:p>1739051103.039</text:p>
          </table:table-cell>
          <table:table-cell office:value-type="float" office:value="1739051104.8310001" table:style-name="ce5">
            <text:p>1739051104.83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920000553131104" table:formula="of:=[.B157]-[.A157]" table:style-name="ce1">
            <text:p>1.792000055</text:p>
          </table:table-cell>
          <table:table-cell table:style-name="ce1"/>
          <table:table-cell office:value-type="float" office:value="1.0810000896453853" table:formula="of:=[.H157] - [.$H$250]" table:style-name="ce1">
            <text:p>1.08100009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03.105" table:style-name="ce5">
            <text:p>1739051103.105</text:p>
          </table:table-cell>
          <table:table-cell office:value-type="float" office:value="1739051111.3840001" table:style-name="ce5">
            <text:p>1739051111.38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8.2790000438690186" table:formula="of:=[.B158]-[.A158]" table:style-name="ce1">
            <text:p>8.279000044</text:p>
          </table:table-cell>
          <table:table-cell table:style-name="ce1"/>
          <table:table-cell office:value-type="float" office:value="7.5680000782012939" table:formula="of:=[.H158] - [.$H$250]" table:style-name="ce1">
            <text:p>7.568000078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03.3050001" table:style-name="ce5">
            <text:p>1739051103.305</text:p>
          </table:table-cell>
          <table:table-cell office:value-type="float" office:value="1739051111.6900001" table:style-name="ce5">
            <text:p>1739051111.69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8.3849999904632568" table:formula="of:=[.B159]-[.A159]" table:style-name="ce1">
            <text:p>8.38499999</text:p>
          </table:table-cell>
          <table:table-cell table:style-name="ce1"/>
          <table:table-cell office:value-type="float" office:value="7.6740000247955322" table:formula="of:=[.H159] - [.$H$250]" table:style-name="ce1">
            <text:p>7.674000025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11.2060001" table:style-name="ce5">
            <text:p>1739051111.206</text:p>
          </table:table-cell>
          <table:table-cell office:value-type="float" office:value="1739051113.9690001" table:style-name="ce5">
            <text:p>1739051113.96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7630000114440918" table:formula="of:=[.B160]-[.A160]" table:style-name="ce1">
            <text:p>2.763000011</text:p>
          </table:table-cell>
          <table:table-cell table:style-name="ce1"/>
          <table:table-cell office:value-type="float" office:value="2.0520000457763667" table:formula="of:=[.H160] - [.$H$250]" table:style-name="ce1">
            <text:p>2.052000046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12.6719999" table:style-name="ce5">
            <text:p>1739051112.672</text:p>
          </table:table-cell>
          <table:table-cell office:value-type="float" office:value="1739051114.3169999" table:style-name="ce5">
            <text:p>1739051114.31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449999809265137" table:formula="of:=[.B161]-[.A161]" table:style-name="ce1">
            <text:p>1.644999981</text:p>
          </table:table-cell>
          <table:table-cell table:style-name="ce1"/>
          <table:table-cell office:value-type="float" office:value="0.93400001525878862" table:formula="of:=[.H161] - [.$H$250]" table:style-name="ce1">
            <text:p>0.934000015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13.072" table:style-name="ce5">
            <text:p>1739051113.072</text:p>
          </table:table-cell>
          <table:table-cell office:value-type="float" office:value="1739051119.2780001" table:style-name="ce5">
            <text:p>1739051119.27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6.2060000896453857" table:formula="of:=[.B162]-[.A162]" table:style-name="ce1">
            <text:p>6.20600009</text:p>
          </table:table-cell>
          <table:table-cell table:style-name="ce1"/>
          <table:table-cell office:value-type="float" office:value="5.4950001239776611" table:formula="of:=[.H162] - [.$H$250]" table:style-name="ce1">
            <text:p>5.495000124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17.9059999" table:style-name="ce5">
            <text:p>1739051117.906</text:p>
          </table:table-cell>
          <table:table-cell office:value-type="float" office:value="1739051119.5699999" table:style-name="ce5">
            <text:p>1739051119.57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640000343322754" table:formula="of:=[.B163]-[.A163]" table:style-name="ce1">
            <text:p>1.664000034</text:p>
          </table:table-cell>
          <table:table-cell table:style-name="ce1"/>
          <table:table-cell office:value-type="float" office:value="0.95300006866455034" table:formula="of:=[.H163] - [.$H$250]" table:style-name="ce1">
            <text:p>0.953000069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20.506" table:style-name="ce5">
            <text:p>1739051120.506</text:p>
          </table:table-cell>
          <table:table-cell office:value-type="float" office:value="1739051122.1099999" table:style-name="ce5">
            <text:p>1739051122.11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039998531341553" table:formula="of:=[.B164]-[.A164]" table:style-name="ce1">
            <text:p>1.603999853</text:p>
          </table:table-cell>
          <table:table-cell table:style-name="ce1"/>
          <table:table-cell office:value-type="float" office:value="0.89299988746643022" table:formula="of:=[.H164] - [.$H$250]" table:style-name="ce1">
            <text:p>0.892999887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23.7060001" table:style-name="ce5">
            <text:p>1739051123.706</text:p>
          </table:table-cell>
          <table:table-cell office:value-type="float" office:value="1739051126.832" table:style-name="ce5">
            <text:p>1739051126.83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3.125999927520752" table:formula="of:=[.B165]-[.A165]" table:style-name="ce1">
            <text:p>3.125999928</text:p>
          </table:table-cell>
          <table:table-cell table:style-name="ce1"/>
          <table:table-cell office:value-type="float" office:value="2.4149999618530269" table:formula="of:=[.H165] - [.$H$250]" table:style-name="ce1">
            <text:p>2.414999962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23.7720001" table:style-name="ce5">
            <text:p>1739051123.772</text:p>
          </table:table-cell>
          <table:table-cell office:value-type="float" office:value="1739051127.119" table:style-name="ce5">
            <text:p>1739051127.11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3.3469998836517334" table:formula="of:=[.B166]-[.A166]" table:style-name="ce1">
            <text:p>3.346999884</text:p>
          </table:table-cell>
          <table:table-cell table:style-name="ce1"/>
          <table:table-cell office:value-type="float" office:value="2.6359999179840083" table:formula="of:=[.H166] - [.$H$250]" table:style-name="ce1">
            <text:p>2.635999918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25.539" table:style-name="ce5">
            <text:p>1739051125.539</text:p>
          </table:table-cell>
          <table:table-cell office:value-type="float" office:value="1739051127.421" table:style-name="ce5">
            <text:p>1739051127.42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8819999694824219" table:formula="of:=[.B167]-[.A167]" table:style-name="ce1">
            <text:p>1.881999969</text:p>
          </table:table-cell>
          <table:table-cell table:style-name="ce1"/>
          <table:table-cell office:value-type="float" office:value="1.1710000038146968" table:formula="of:=[.H167] - [.$H$250]" table:style-name="ce1">
            <text:p>1.171000004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28.2720001" table:style-name="ce5">
            <text:p>1739051128.272</text:p>
          </table:table-cell>
          <table:table-cell office:value-type="float" office:value="1739051129.842" table:style-name="ce5">
            <text:p>1739051129.84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5699999332427979" table:formula="of:=[.B168]-[.A168]" table:style-name="ce1">
            <text:p>1.569999933</text:p>
          </table:table-cell>
          <table:table-cell table:style-name="ce1"/>
          <table:table-cell office:value-type="float" office:value="0.8589999675750728" table:formula="of:=[.H168] - [.$H$250]" table:style-name="ce1">
            <text:p>0.858999968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28.6719999" table:style-name="ce5">
            <text:p>1739051128.672</text:p>
          </table:table-cell>
          <table:table-cell office:value-type="float" office:value="1739051130.145" table:style-name="ce5">
            <text:p>1739051130.14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4730000495910645" table:formula="of:=[.B169]-[.A169]" table:style-name="ce1">
            <text:p>1.47300005</text:p>
          </table:table-cell>
          <table:table-cell table:style-name="ce1"/>
          <table:table-cell office:value-type="float" office:value="0.7620000839233394" table:formula="of:=[.H169] - [.$H$250]" table:style-name="ce1">
            <text:p>0.762000084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30.372" table:style-name="ce5">
            <text:p>1739051130.372</text:p>
          </table:table-cell>
          <table:table-cell office:value-type="float" office:value="1739051131.9449999" table:style-name="ce5">
            <text:p>1739051131.94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5729999542236328" table:formula="of:=[.B170]-[.A170]" table:style-name="ce1">
            <text:p>1.572999954</text:p>
          </table:table-cell>
          <table:table-cell table:style-name="ce1"/>
          <table:table-cell office:value-type="float" office:value="0.86199998855590776" table:formula="of:=[.H170] - [.$H$250]" table:style-name="ce1">
            <text:p>0.861999989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30.539" table:style-name="ce5">
            <text:p>1739051130.539</text:p>
          </table:table-cell>
          <table:table-cell office:value-type="float" office:value="1739051132.2409999" table:style-name="ce5">
            <text:p>1739051132.24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019999027252197" table:formula="of:=[.B171]-[.A171]" table:style-name="ce1">
            <text:p>1.701999903</text:p>
          </table:table-cell>
          <table:table-cell table:style-name="ce1"/>
          <table:table-cell office:value-type="float" office:value="0.99099993705749467" table:formula="of:=[.H171] - [.$H$250]" table:style-name="ce1">
            <text:p>0.990999937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30.6719999" table:style-name="ce5">
            <text:p>1739051130.672</text:p>
          </table:table-cell>
          <table:table-cell office:value-type="float" office:value="1739051132.665" table:style-name="ce5">
            <text:p>1739051132.66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9930000305175781" table:formula="of:=[.B172]-[.A172]" table:style-name="ce1">
            <text:p>1.993000031</text:p>
          </table:table-cell>
          <table:table-cell table:style-name="ce1"/>
          <table:table-cell office:value-type="float" office:value="1.2820000648498531" table:formula="of:=[.H172] - [.$H$250]" table:style-name="ce1">
            <text:p>1.282000065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30.7390001" table:style-name="ce5">
            <text:p>1739051130.739</text:p>
          </table:table-cell>
          <table:table-cell office:value-type="float" office:value="1739051132.868" table:style-name="ce5">
            <text:p>1739051132.86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1289999485015869" table:formula="of:=[.B173]-[.A173]" table:style-name="ce1">
            <text:p>2.128999949</text:p>
          </table:table-cell>
          <table:table-cell table:style-name="ce1"/>
          <table:table-cell office:value-type="float" office:value="1.4179999828338619" table:formula="of:=[.H173] - [.$H$250]" table:style-name="ce1">
            <text:p>1.417999983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30.7720001" table:style-name="ce5">
            <text:p>1739051130.772</text:p>
          </table:table-cell>
          <table:table-cell office:value-type="float" office:value="1739051133.177" table:style-name="ce5">
            <text:p>1739051133.17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4049999713897705" table:formula="of:=[.B174]-[.A174]" table:style-name="ce1">
            <text:p>2.404999971</text:p>
          </table:table-cell>
          <table:table-cell table:style-name="ce1"/>
          <table:table-cell office:value-type="float" office:value="1.6940000057220455" table:formula="of:=[.H174] - [.$H$250]" table:style-name="ce1">
            <text:p>1.694000006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32.872" table:style-name="ce5">
            <text:p>1739051132.872</text:p>
          </table:table-cell>
          <table:table-cell office:value-type="float" office:value="1739051135.4790001" table:style-name="ce5">
            <text:p>1739051135.47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6070001125335693" table:formula="of:=[.B175]-[.A175]" table:style-name="ce1">
            <text:p>2.607000113</text:p>
          </table:table-cell>
          <table:table-cell table:style-name="ce1"/>
          <table:table-cell office:value-type="float" office:value="1.8960001468658443" table:formula="of:=[.H175] - [.$H$250]" table:style-name="ce1">
            <text:p>1.896000147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35.6389999" table:style-name="ce5">
            <text:p>1739051135.639</text:p>
          </table:table-cell>
          <table:table-cell office:value-type="float" office:value="1739051137.2049999" table:style-name="ce5">
            <text:p>1739051137.20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5659999847412109" table:formula="of:=[.B176]-[.A176]" table:style-name="ce1">
            <text:p>1.565999985</text:p>
          </table:table-cell>
          <table:table-cell table:style-name="ce1"/>
          <table:table-cell office:value-type="float" office:value="0.85500001907348588" table:formula="of:=[.H176] - [.$H$250]" table:style-name="ce1">
            <text:p>0.855000019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36.006" table:style-name="ce5">
            <text:p>1739051136.006</text:p>
          </table:table-cell>
          <table:table-cell office:value-type="float" office:value="1739051139.4030001" table:style-name="ce5">
            <text:p>1739051139.40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3.3970000743865967" table:formula="of:=[.B177]-[.A177]" table:style-name="ce1">
            <text:p>3.397000074</text:p>
          </table:table-cell>
          <table:table-cell table:style-name="ce1"/>
          <table:table-cell office:value-type="float" office:value="2.6860001087188716" table:formula="of:=[.H177] - [.$H$250]" table:style-name="ce1">
            <text:p>2.686000109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36.039" table:style-name="ce5">
            <text:p>1739051136.039</text:p>
          </table:table-cell>
          <table:table-cell office:value-type="float" office:value="1739051139.6949999" table:style-name="ce5">
            <text:p>1739051139.69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3.6559998989105225" table:formula="of:=[.B178]-[.A178]" table:style-name="ce1">
            <text:p>3.655999899</text:p>
          </table:table-cell>
          <table:table-cell table:style-name="ce1"/>
          <table:table-cell office:value-type="float" office:value="2.9449999332427974" table:formula="of:=[.H178] - [.$H$250]" table:style-name="ce1">
            <text:p>2.944999933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40.1389999" table:style-name="ce5">
            <text:p>1739051140.139</text:p>
          </table:table-cell>
          <table:table-cell office:value-type="float" office:value="1739051142.155" table:style-name="ce5">
            <text:p>1739051142.15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0160000324249268" table:formula="of:=[.B179]-[.A179]" table:style-name="ce1">
            <text:p>2.016000032</text:p>
          </table:table-cell>
          <table:table-cell table:style-name="ce1"/>
          <table:table-cell office:value-type="float" office:value="1.3050000667572017" table:formula="of:=[.H179] - [.$H$250]" table:style-name="ce1">
            <text:p>1.305000067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40.9389999" table:style-name="ce5">
            <text:p>1739051140.939</text:p>
          </table:table-cell>
          <table:table-cell office:value-type="float" office:value="1739051142.575" table:style-name="ce5">
            <text:p>1739051142.57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360001564025879" table:formula="of:=[.B180]-[.A180]" table:style-name="ce1">
            <text:p>1.636000156</text:p>
          </table:table-cell>
          <table:table-cell table:style-name="ce1"/>
          <table:table-cell office:value-type="float" office:value="0.92500019073486284" table:formula="of:=[.H180] - [.$H$250]" table:style-name="ce1">
            <text:p>0.925000191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41.2060001" table:style-name="ce5">
            <text:p>1739051141.206</text:p>
          </table:table-cell>
          <table:table-cell office:value-type="float" office:value="1739051143.8180001" table:style-name="ce5">
            <text:p>1739051143.81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6119999885559082" table:formula="of:=[.B181]-[.A181]" table:style-name="ce1">
            <text:p>2.611999989</text:p>
          </table:table-cell>
          <table:table-cell table:style-name="ce1"/>
          <table:table-cell office:value-type="float" office:value="1.9010000228881831" table:formula="of:=[.H181] - [.$H$250]" table:style-name="ce1">
            <text:p>1.901000023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43.6059999" table:style-name="ce5">
            <text:p>1739051143.606</text:p>
          </table:table-cell>
          <table:table-cell office:value-type="float" office:value="1739051145.961" table:style-name="ce5">
            <text:p>1739051145.96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3550000190734863" table:formula="of:=[.B182]-[.A182]" table:style-name="ce1">
            <text:p>2.355000019</text:p>
          </table:table-cell>
          <table:table-cell table:style-name="ce1"/>
          <table:table-cell office:value-type="float" office:value="1.6440000534057613" table:formula="of:=[.H182] - [.$H$250]" table:style-name="ce1">
            <text:p>1.644000053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47.7060001" table:style-name="ce5">
            <text:p>1739051147.706</text:p>
          </table:table-cell>
          <table:table-cell office:value-type="float" office:value="1739051151.079" table:style-name="ce5">
            <text:p>1739051151.07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3.372999906539917" table:formula="of:=[.B183]-[.A183]" table:style-name="ce1">
            <text:p>3.372999907</text:p>
          </table:table-cell>
          <table:table-cell table:style-name="ce1"/>
          <table:table-cell office:value-type="float" office:value="2.6619999408721919" table:formula="of:=[.H183] - [.$H$250]" table:style-name="ce1">
            <text:p>2.661999941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49.9389999" table:style-name="ce5">
            <text:p>1739051149.939</text:p>
          </table:table-cell>
          <table:table-cell office:value-type="float" office:value="1739051151.5680001" table:style-name="ce5">
            <text:p>1739051151.56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29000186920166" table:formula="of:=[.B184]-[.A184]" table:style-name="ce1">
            <text:p>1.629000187</text:p>
          </table:table-cell>
          <table:table-cell table:style-name="ce1"/>
          <table:table-cell office:value-type="float" office:value="0.91800022125244096" table:formula="of:=[.H184] - [.$H$250]" table:style-name="ce1">
            <text:p>0.918000221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50.2060001" table:style-name="ce5">
            <text:p>1739051150.206</text:p>
          </table:table-cell>
          <table:table-cell office:value-type="float" office:value="1739051151.8629999" table:style-name="ce5">
            <text:p>1739051151.86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569998264312744" table:formula="of:=[.B185]-[.A185]" table:style-name="ce1">
            <text:p>1.656999826</text:p>
          </table:table-cell>
          <table:table-cell table:style-name="ce1"/>
          <table:table-cell office:value-type="float" office:value="0.94599986076354936" table:formula="of:=[.H185] - [.$H$250]" table:style-name="ce1">
            <text:p>0.945999861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51.072" table:style-name="ce5">
            <text:p>1739051151.072</text:p>
          </table:table-cell>
          <table:table-cell office:value-type="float" office:value="1739051152.6949999" table:style-name="ce5">
            <text:p>1739051152.69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22999906539917" table:formula="of:=[.B186]-[.A186]" table:style-name="ce1">
            <text:p>1.622999907</text:p>
          </table:table-cell>
          <table:table-cell table:style-name="ce1"/>
          <table:table-cell office:value-type="float" office:value="0.91199994087219194" table:formula="of:=[.H186] - [.$H$250]" table:style-name="ce1">
            <text:p>0.911999941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51.339" table:style-name="ce5">
            <text:p>1739051151.339</text:p>
          </table:table-cell>
          <table:table-cell office:value-type="float" office:value="1739051153.006" table:style-name="ce5">
            <text:p>1739051153.00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670000553131104" table:formula="of:=[.B187]-[.A187]" table:style-name="ce1">
            <text:p>1.667000055</text:p>
          </table:table-cell>
          <table:table-cell table:style-name="ce1"/>
          <table:table-cell office:value-type="float" office:value="0.9560000896453853" table:formula="of:=[.H187] - [.$H$250]" table:style-name="ce1">
            <text:p>0.95600009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52.539" table:style-name="ce5">
            <text:p>1739051152.539</text:p>
          </table:table-cell>
          <table:table-cell office:value-type="float" office:value="1739051154.2579999" table:style-name="ce5">
            <text:p>1739051154.25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189998626708984" table:formula="of:=[.B188]-[.A188]" table:style-name="ce1">
            <text:p>1.718999863</text:p>
          </table:table-cell>
          <table:table-cell table:style-name="ce1"/>
          <table:table-cell office:value-type="float" office:value="1.0079998970031734" table:formula="of:=[.H188] - [.$H$250]" table:style-name="ce1">
            <text:p>1.007999897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54.7720001" table:style-name="ce5">
            <text:p>1739051154.772</text:p>
          </table:table-cell>
          <table:table-cell office:value-type="float" office:value="1739051156.342" table:style-name="ce5">
            <text:p>1739051156.34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5699999332427979" table:formula="of:=[.B189]-[.A189]" table:style-name="ce1">
            <text:p>1.569999933</text:p>
          </table:table-cell>
          <table:table-cell table:style-name="ce1"/>
          <table:table-cell office:value-type="float" office:value="0.8589999675750728" table:formula="of:=[.H189] - [.$H$250]" table:style-name="ce1">
            <text:p>0.858999968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55.039" table:style-name="ce5">
            <text:p>1739051155.039</text:p>
          </table:table-cell>
          <table:table-cell office:value-type="float" office:value="1739051156.6789999" table:style-name="ce5">
            <text:p>1739051156.67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399998664855957" table:formula="of:=[.B190]-[.A190]" table:style-name="ce1">
            <text:p>1.639999866</text:p>
          </table:table-cell>
          <table:table-cell table:style-name="ce1"/>
          <table:table-cell office:value-type="float" office:value="0.92899990081787065" table:formula="of:=[.H190] - [.$H$250]" table:style-name="ce1">
            <text:p>0.928999901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55.7060001" table:style-name="ce5">
            <text:p>1739051155.706</text:p>
          </table:table-cell>
          <table:table-cell office:value-type="float" office:value="1739051157.402" table:style-name="ce5">
            <text:p>1739051157.40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959998607635498" table:formula="of:=[.B191]-[.A191]" table:style-name="ce1">
            <text:p>1.695999861</text:p>
          </table:table-cell>
          <table:table-cell table:style-name="ce1"/>
          <table:table-cell office:value-type="float" office:value="0.98499989509582475" table:formula="of:=[.H191] - [.$H$250]" table:style-name="ce1">
            <text:p>0.984999895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56.1389999" table:style-name="ce5">
            <text:p>1739051156.139</text:p>
          </table:table-cell>
          <table:table-cell office:value-type="float" office:value="1739051157.753" table:style-name="ce5">
            <text:p>1739051157.75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140000820159912" table:formula="of:=[.B192]-[.A192]" table:style-name="ce1">
            <text:p>1.614000082</text:p>
          </table:table-cell>
          <table:table-cell table:style-name="ce1"/>
          <table:table-cell office:value-type="float" office:value="0.90300011634826616" table:formula="of:=[.H192] - [.$H$250]" table:style-name="ce1">
            <text:p>0.903000116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56.506" table:style-name="ce5">
            <text:p>1739051156.506</text:p>
          </table:table-cell>
          <table:table-cell office:value-type="float" office:value="1739051160.3699999" table:style-name="ce5">
            <text:p>1739051160.37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3.8639998435974121" table:formula="of:=[.B193]-[.A193]" table:style-name="ce1">
            <text:p>3.863999844</text:p>
          </table:table-cell>
          <table:table-cell table:style-name="ce1"/>
          <table:table-cell office:value-type="float" office:value="3.1529998779296871" table:formula="of:=[.H193] - [.$H$250]" table:style-name="ce1">
            <text:p>3.152999878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59.1389999" table:style-name="ce5">
            <text:p>1739051159.139</text:p>
          </table:table-cell>
          <table:table-cell office:value-type="float" office:value="1739051160.8559999" table:style-name="ce5">
            <text:p>1739051160.85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170000076293945" table:formula="of:=[.B194]-[.A194]" table:style-name="ce1">
            <text:p>1.717000008</text:p>
          </table:table-cell>
          <table:table-cell table:style-name="ce1"/>
          <table:table-cell office:value-type="float" office:value="1.0060000419616695" table:formula="of:=[.H194] - [.$H$250]" table:style-name="ce1">
            <text:p>1.006000042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59.372" table:style-name="ce5">
            <text:p>1739051159.372</text:p>
          </table:table-cell>
          <table:table-cell office:value-type="float" office:value="1739051161.1440001" table:style-name="ce5">
            <text:p>1739051161.14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720000743865967" table:formula="of:=[.B195]-[.A195]" table:style-name="ce1">
            <text:p>1.772000074</text:p>
          </table:table-cell>
          <table:table-cell table:style-name="ce1"/>
          <table:table-cell office:value-type="float" office:value="1.0610001087188716" table:formula="of:=[.H195] - [.$H$250]" table:style-name="ce1">
            <text:p>1.061000109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59.6389999" table:style-name="ce5">
            <text:p>1739051159.639</text:p>
          </table:table-cell>
          <table:table-cell office:value-type="float" office:value="1739051163.7379999" table:style-name="ce5">
            <text:p>1739051163.73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4.0989999771118164" table:formula="of:=[.B196]-[.A196]" table:style-name="ce1">
            <text:p>4.098999977</text:p>
          </table:table-cell>
          <table:table-cell table:style-name="ce1"/>
          <table:table-cell office:value-type="float" office:value="3.3880000114440914" table:formula="of:=[.H196] - [.$H$250]" table:style-name="ce1">
            <text:p>3.388000011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62.506" table:style-name="ce5">
            <text:p>1739051162.506</text:p>
          </table:table-cell>
          <table:table-cell office:value-type="float" office:value="1739051165.3510001" table:style-name="ce5">
            <text:p>1739051165.35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8450000286102295" table:formula="of:=[.B197]-[.A197]" table:style-name="ce1">
            <text:p>2.845000029</text:p>
          </table:table-cell>
          <table:table-cell table:style-name="ce1"/>
          <table:table-cell office:value-type="float" office:value="2.1340000629425044" table:formula="of:=[.H197] - [.$H$250]" table:style-name="ce1">
            <text:p>2.134000063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64.4719999" table:style-name="ce5">
            <text:p>1739051164.472</text:p>
          </table:table-cell>
          <table:table-cell office:value-type="float" office:value="1739051166.2839999" table:style-name="ce5">
            <text:p>1739051166.28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812000036239624" table:formula="of:=[.B198]-[.A198]" table:style-name="ce1">
            <text:p>1.812000036</text:p>
          </table:table-cell>
          <table:table-cell table:style-name="ce1"/>
          <table:table-cell office:value-type="float" office:value="1.101000070571899" table:formula="of:=[.H198] - [.$H$250]" table:style-name="ce1">
            <text:p>1.101000071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64.506" table:style-name="ce5">
            <text:p>1739051164.506</text:p>
          </table:table-cell>
          <table:table-cell office:value-type="float" office:value="1739051166.5699999" table:style-name="ce5">
            <text:p>1739051166.57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0639998912811279" table:formula="of:=[.B199]-[.A199]" table:style-name="ce1">
            <text:p>2.063999891</text:p>
          </table:table-cell>
          <table:table-cell table:style-name="ce1"/>
          <table:table-cell office:value-type="float" office:value="1.3529999256134029" table:formula="of:=[.H199] - [.$H$250]" table:style-name="ce1">
            <text:p>1.352999926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65.1059999" table:style-name="ce5">
            <text:p>1739051165.106</text:p>
          </table:table-cell>
          <table:table-cell office:value-type="float" office:value="1739051166.8570001" table:style-name="ce5">
            <text:p>1739051166.85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510001659393311" table:formula="of:=[.B200]-[.A200]" table:style-name="ce1">
            <text:p>1.751000166</text:p>
          </table:table-cell>
          <table:table-cell table:style-name="ce1"/>
          <table:table-cell office:value-type="float" office:value="1.040000200271606" table:formula="of:=[.H200] - [.$H$250]" table:style-name="ce1">
            <text:p>1.0400002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66.1389999" table:style-name="ce5">
            <text:p>1739051166.139</text:p>
          </table:table-cell>
          <table:table-cell office:value-type="float" office:value="1739051167.8310001" table:style-name="ce5">
            <text:p>1739051167.83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92000150680542" table:formula="of:=[.B201]-[.A201]" table:style-name="ce1">
            <text:p>1.692000151</text:p>
          </table:table-cell>
          <table:table-cell table:style-name="ce1"/>
          <table:table-cell office:value-type="float" office:value="0.98100018501281694" table:formula="of:=[.H201] - [.$H$250]" table:style-name="ce1">
            <text:p>0.981000185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66.6389999" table:style-name="ce5">
            <text:p>1739051166.639</text:p>
          </table:table-cell>
          <table:table-cell office:value-type="float" office:value="1739051169.474" table:style-name="ce5">
            <text:p>1739051169.47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8350000381469727" table:formula="of:=[.B202]-[.A202]" table:style-name="ce1">
            <text:p>2.835000038</text:p>
          </table:table-cell>
          <table:table-cell table:style-name="ce1"/>
          <table:table-cell office:value-type="float" office:value="2.1240000724792476" table:formula="of:=[.H202] - [.$H$250]" table:style-name="ce1">
            <text:p>2.124000072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68.1389999" table:style-name="ce5">
            <text:p>1739051168.139</text:p>
          </table:table-cell>
          <table:table-cell office:value-type="float" office:value="1739051169.7490001" table:style-name="ce5">
            <text:p>1739051169.74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100001335144043" table:formula="of:=[.B203]-[.A203]" table:style-name="ce1">
            <text:p>1.610000134</text:p>
          </table:table-cell>
          <table:table-cell table:style-name="ce1"/>
          <table:table-cell office:value-type="float" office:value="0.89900016784667924" table:formula="of:=[.H203] - [.$H$250]" table:style-name="ce1">
            <text:p>0.899000168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68.4059999" table:style-name="ce5">
            <text:p>1739051168.406</text:p>
          </table:table-cell>
          <table:table-cell office:value-type="float" office:value="1739051170.033" table:style-name="ce5">
            <text:p>1739051170.03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27000093460083" table:formula="of:=[.B204]-[.A204]" table:style-name="ce1">
            <text:p>1.627000093</text:p>
          </table:table-cell>
          <table:table-cell table:style-name="ce1"/>
          <table:table-cell office:value-type="float" office:value="0.91600012779235795" table:formula="of:=[.H204] - [.$H$250]" table:style-name="ce1">
            <text:p>0.916000128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69.4719999" table:style-name="ce5">
            <text:p>1739051169.472</text:p>
          </table:table-cell>
          <table:table-cell office:value-type="float" office:value="1739051170.9820001" table:style-name="ce5">
            <text:p>1739051170.98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5100002288818359" table:formula="of:=[.B205]-[.A205]" table:style-name="ce1">
            <text:p>1.510000229</text:p>
          </table:table-cell>
          <table:table-cell table:style-name="ce1"/>
          <table:table-cell office:value-type="float" office:value="0.79900026321411088" table:formula="of:=[.H205] - [.$H$250]" table:style-name="ce1">
            <text:p>0.799000263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69.7060001" table:style-name="ce5">
            <text:p>1739051169.706</text:p>
          </table:table-cell>
          <table:table-cell office:value-type="float" office:value="1739051171.744" table:style-name="ce5">
            <text:p>1739051171.74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0379998683929443" table:formula="of:=[.B206]-[.A206]" table:style-name="ce1">
            <text:p>2.037999868</text:p>
          </table:table-cell>
          <table:table-cell table:style-name="ce1"/>
          <table:table-cell office:value-type="float" office:value="1.3269999027252193" table:formula="of:=[.H206] - [.$H$250]" table:style-name="ce1">
            <text:p>1.326999903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69.806" table:style-name="ce5">
            <text:p>1739051169.806</text:p>
          </table:table-cell>
          <table:table-cell office:value-type="float" office:value="1739051172.0150001" table:style-name="ce5">
            <text:p>1739051172.01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2090001106262207" table:formula="of:=[.B207]-[.A207]" table:style-name="ce1">
            <text:p>2.209000111</text:p>
          </table:table-cell>
          <table:table-cell table:style-name="ce1"/>
          <table:table-cell office:value-type="float" office:value="1.4980001449584956" table:formula="of:=[.H207] - [.$H$250]" table:style-name="ce1">
            <text:p>1.498000145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70.9389999" table:style-name="ce5">
            <text:p>1739051170.939</text:p>
          </table:table-cell>
          <table:table-cell office:value-type="float" office:value="1739051172.437" table:style-name="ce5">
            <text:p>1739051172.43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4980001449584961" table:formula="of:=[.B208]-[.A208]" table:style-name="ce1">
            <text:p>1.498000145</text:p>
          </table:table-cell>
          <table:table-cell table:style-name="ce1"/>
          <table:table-cell office:value-type="float" office:value="0.78700017929077104" table:formula="of:=[.H208] - [.$H$250]" table:style-name="ce1">
            <text:p>0.787000179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71.1389999" table:style-name="ce5">
            <text:p>1739051171.139</text:p>
          </table:table-cell>
          <table:table-cell office:value-type="float" office:value="1739051172.776" table:style-name="ce5">
            <text:p>1739051172.77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370000839233398" table:formula="of:=[.B209]-[.A209]" table:style-name="ce1">
            <text:p>1.637000084</text:p>
          </table:table-cell>
          <table:table-cell table:style-name="ce1"/>
          <table:table-cell office:value-type="float" office:value="0.92600011825561479" table:formula="of:=[.H209] - [.$H$250]" table:style-name="ce1">
            <text:p>0.926000118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71.4389999" table:style-name="ce5">
            <text:p>1739051171.439</text:p>
          </table:table-cell>
          <table:table-cell office:value-type="float" office:value="1739051173.053" table:style-name="ce5">
            <text:p>1739051173.05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140000820159912" table:formula="of:=[.B210]-[.A210]" table:style-name="ce1">
            <text:p>1.614000082</text:p>
          </table:table-cell>
          <table:table-cell table:style-name="ce1"/>
          <table:table-cell office:value-type="float" office:value="0.90300011634826616" table:formula="of:=[.H210] - [.$H$250]" table:style-name="ce1">
            <text:p>0.903000116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71.8729999" table:style-name="ce5">
            <text:p>1739051171.873</text:p>
          </table:table-cell>
          <table:table-cell office:value-type="float" office:value="1739051173.4360001" table:style-name="ce5">
            <text:p>1739051173.43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5630002021789551" table:formula="of:=[.B211]-[.A211]" table:style-name="ce1">
            <text:p>1.563000202</text:p>
          </table:table-cell>
          <table:table-cell table:style-name="ce1"/>
          <table:table-cell office:value-type="float" office:value="0.85200023651123002" table:formula="of:=[.H211] - [.$H$250]" table:style-name="ce1">
            <text:p>0.852000237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72.6059999" table:style-name="ce5">
            <text:p>1739051172.606</text:p>
          </table:table-cell>
          <table:table-cell office:value-type="float" office:value="1739051174.776" table:style-name="ce5">
            <text:p>1739051174.77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1700000762939453" table:formula="of:=[.B212]-[.A212]" table:style-name="ce1">
            <text:p>2.170000076</text:p>
          </table:table-cell>
          <table:table-cell table:style-name="ce1"/>
          <table:table-cell office:value-type="float" office:value="1.4590001106262203" table:formula="of:=[.H212] - [.$H$250]" table:style-name="ce1">
            <text:p>1.459000111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72.6730001" table:style-name="ce5">
            <text:p>1739051172.673</text:p>
          </table:table-cell>
          <table:table-cell office:value-type="float" office:value="1739051175.049" table:style-name="ce5">
            <text:p>1739051175.04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375999927520752" table:formula="of:=[.B213]-[.A213]" table:style-name="ce1">
            <text:p>2.375999928</text:p>
          </table:table-cell>
          <table:table-cell table:style-name="ce1"/>
          <table:table-cell office:value-type="float" office:value="1.6649999618530269" table:formula="of:=[.H213] - [.$H$250]" table:style-name="ce1">
            <text:p>1.664999962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72.839" table:style-name="ce5">
            <text:p>1739051172.839</text:p>
          </table:table-cell>
          <table:table-cell office:value-type="float" office:value="1739051175.263" table:style-name="ce5">
            <text:p>1739051175.26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4240000247955322" table:formula="of:=[.B214]-[.A214]" table:style-name="ce1">
            <text:p>2.424000025</text:p>
          </table:table-cell>
          <table:table-cell table:style-name="ce1"/>
          <table:table-cell office:value-type="float" office:value="1.7130000591278072" table:formula="of:=[.H214] - [.$H$250]" table:style-name="ce1">
            <text:p>1.713000059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73.473" table:style-name="ce5">
            <text:p>1739051173.473</text:p>
          </table:table-cell>
          <table:table-cell office:value-type="float" office:value="1739051175.6670001" table:style-name="ce5">
            <text:p>1739051175.66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1940000057220459" table:formula="of:=[.B215]-[.A215]" table:style-name="ce1">
            <text:p>2.194000006</text:p>
          </table:table-cell>
          <table:table-cell table:style-name="ce1"/>
          <table:table-cell office:value-type="float" office:value="1.4830000400543208" table:formula="of:=[.H215] - [.$H$250]" table:style-name="ce1">
            <text:p>1.48300004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78.9389999" table:style-name="ce5">
            <text:p>1739051178.939</text:p>
          </table:table-cell>
          <table:table-cell office:value-type="float" office:value="1739051180.4400001" table:style-name="ce5">
            <text:p>1739051180.44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5010001659393311" table:formula="of:=[.B216]-[.A216]" table:style-name="ce1">
            <text:p>1.501000166</text:p>
          </table:table-cell>
          <table:table-cell table:style-name="ce1"/>
          <table:table-cell office:value-type="float" office:value="0.790000200271606" table:formula="of:=[.H216] - [.$H$250]" table:style-name="ce1">
            <text:p>0.7900002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79.473" table:style-name="ce5">
            <text:p>1739051179.473</text:p>
          </table:table-cell>
          <table:table-cell office:value-type="float" office:value="1739051181.266" table:style-name="ce5">
            <text:p>1739051181.26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929999828338623" table:formula="of:=[.B217]-[.A217]" table:style-name="ce1">
            <text:p>1.792999983</text:p>
          </table:table-cell>
          <table:table-cell table:style-name="ce1"/>
          <table:table-cell office:value-type="float" office:value="1.0820000171661373" table:formula="of:=[.H217] - [.$H$250]" table:style-name="ce1">
            <text:p>1.082000017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80.1059999" table:style-name="ce5">
            <text:p>1739051180.106</text:p>
          </table:table-cell>
          <table:table-cell office:value-type="float" office:value="1739051181.704" table:style-name="ce5">
            <text:p>1739051181.70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5980000495910645" table:formula="of:=[.B218]-[.A218]" table:style-name="ce1">
            <text:p>1.59800005</text:p>
          </table:table-cell>
          <table:table-cell table:style-name="ce1"/>
          <table:table-cell office:value-type="float" office:value="0.8870000839233394" table:formula="of:=[.H218] - [.$H$250]" table:style-name="ce1">
            <text:p>0.887000084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80.806" table:style-name="ce5">
            <text:p>1739051180.806</text:p>
          </table:table-cell>
          <table:table-cell office:value-type="float" office:value="1739051182.5120001" table:style-name="ce5">
            <text:p>1739051182.51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060000896453857" table:formula="of:=[.B219]-[.A219]" table:style-name="ce1">
            <text:p>1.70600009</text:p>
          </table:table-cell>
          <table:table-cell table:style-name="ce1"/>
          <table:table-cell office:value-type="float" office:value="0.99500012397766069" table:formula="of:=[.H219] - [.$H$250]" table:style-name="ce1">
            <text:p>0.995000124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82.773" table:style-name="ce5">
            <text:p>1739051182.773</text:p>
          </table:table-cell>
          <table:table-cell office:value-type="float" office:value="1739051184.2939999" table:style-name="ce5">
            <text:p>1739051184.29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5209999084472656" table:formula="of:=[.B220]-[.A220]" table:style-name="ce1">
            <text:p>1.520999908</text:p>
          </table:table-cell>
          <table:table-cell table:style-name="ce1"/>
          <table:table-cell office:value-type="float" office:value="0.80999994277954057" table:formula="of:=[.H220] - [.$H$250]" table:style-name="ce1">
            <text:p>0.809999943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83.073" table:style-name="ce5">
            <text:p>1739051183.073</text:p>
          </table:table-cell>
          <table:table-cell office:value-type="float" office:value="1739051184.5810001" table:style-name="ce5">
            <text:p>1739051184.58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5080001354217529" table:formula="of:=[.B221]-[.A221]" table:style-name="ce1">
            <text:p>1.508000135</text:p>
          </table:table-cell>
          <table:table-cell table:style-name="ce1"/>
          <table:table-cell office:value-type="float" office:value="0.79700016975402788" table:formula="of:=[.H221] - [.$H$250]" table:style-name="ce1">
            <text:p>0.79700017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83.1059999" table:style-name="ce5">
            <text:p>1739051183.106</text:p>
          </table:table-cell>
          <table:table-cell office:value-type="float" office:value="1739051184.8699999" table:style-name="ce5">
            <text:p>1739051184.87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639999389648438" table:formula="of:=[.B222]-[.A222]" table:style-name="ce1">
            <text:p>1.763999939</text:p>
          </table:table-cell>
          <table:table-cell table:style-name="ce1"/>
          <table:table-cell office:value-type="float" office:value="1.0529999732971187" table:formula="of:=[.H222] - [.$H$250]" table:style-name="ce1">
            <text:p>1.052999973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84.1059999" table:style-name="ce5">
            <text:p>1739051184.106</text:p>
          </table:table-cell>
          <table:table-cell office:value-type="float" office:value="1739051186.5220001" table:style-name="ce5">
            <text:p>1739051186.52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4160001277923584" table:formula="of:=[.B223]-[.A223]" table:style-name="ce1">
            <text:p>2.416000128</text:p>
          </table:table-cell>
          <table:table-cell table:style-name="ce1"/>
          <table:table-cell office:value-type="float" office:value="1.7050001621246333" table:formula="of:=[.H223] - [.$H$250]" table:style-name="ce1">
            <text:p>1.705000162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85.6059999" table:style-name="ce5">
            <text:p>1739051185.606</text:p>
          </table:table-cell>
          <table:table-cell office:value-type="float" office:value="1739051187.813" table:style-name="ce5">
            <text:p>1739051187.81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2070000171661377" table:formula="of:=[.B224]-[.A224]" table:style-name="ce1">
            <text:p>2.207000017</text:p>
          </table:table-cell>
          <table:table-cell table:style-name="ce1"/>
          <table:table-cell office:value-type="float" office:value="1.4960000514984126" table:formula="of:=[.H224] - [.$H$250]" table:style-name="ce1">
            <text:p>1.496000051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86.6059999" table:style-name="ce5">
            <text:p>1739051186.606</text:p>
          </table:table-cell>
          <table:table-cell office:value-type="float" office:value="1739051189.076" table:style-name="ce5">
            <text:p>1739051189.07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4700000286102295" table:formula="of:=[.B225]-[.A225]" table:style-name="ce1">
            <text:p>2.470000029</text:p>
          </table:table-cell>
          <table:table-cell table:style-name="ce1"/>
          <table:table-cell office:value-type="float" office:value="1.7590000629425044" table:formula="of:=[.H225] - [.$H$250]" table:style-name="ce1">
            <text:p>1.759000063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86.839" table:style-name="ce5">
            <text:p>1739051186.839</text:p>
          </table:table-cell>
          <table:table-cell office:value-type="float" office:value="1739051189.3640001" table:style-name="ce5">
            <text:p>1739051189.36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5250000953674316" table:formula="of:=[.B226]-[.A226]" table:style-name="ce1">
            <text:p>2.525000095</text:p>
          </table:table-cell>
          <table:table-cell table:style-name="ce1"/>
          <table:table-cell office:value-type="float" office:value="1.8140001296997066" table:formula="of:=[.H226] - [.$H$250]" table:style-name="ce1">
            <text:p>1.81400013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88.872" table:style-name="ce5">
            <text:p>1739051188.872</text:p>
          </table:table-cell>
          <table:table-cell office:value-type="float" office:value="1739051190.6919999" table:style-name="ce5">
            <text:p>1739051190.69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8199999332427979" table:formula="of:=[.B227]-[.A227]" table:style-name="ce1">
            <text:p>1.819999933</text:p>
          </table:table-cell>
          <table:table-cell table:style-name="ce1"/>
          <table:table-cell office:value-type="float" office:value="1.1089999675750728" table:formula="of:=[.H227] - [.$H$250]" table:style-name="ce1">
            <text:p>1.108999968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89.4059999" table:style-name="ce5">
            <text:p>1739051189.406</text:p>
          </table:table-cell>
          <table:table-cell office:value-type="float" office:value="1739051190.9820001" table:style-name="ce5">
            <text:p>1739051190.98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5760002136230469" table:formula="of:=[.B228]-[.A228]" table:style-name="ce1">
            <text:p>1.576000214</text:p>
          </table:table-cell>
          <table:table-cell table:style-name="ce1"/>
          <table:table-cell office:value-type="float" office:value="0.86500024795532182" table:formula="of:=[.H228] - [.$H$250]" table:style-name="ce1">
            <text:p>0.865000248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89.6719999" table:style-name="ce5">
            <text:p>1739051189.672</text:p>
          </table:table-cell>
          <table:table-cell office:value-type="float" office:value="1739051191.302" table:style-name="ce5">
            <text:p>1739051191.30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30000114440918" table:formula="of:=[.B229]-[.A229]" table:style-name="ce1">
            <text:p>1.630000114</text:p>
          </table:table-cell>
          <table:table-cell table:style-name="ce1"/>
          <table:table-cell office:value-type="float" office:value="0.91900014877319292" table:formula="of:=[.H229] - [.$H$250]" table:style-name="ce1">
            <text:p>0.919000149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90.372" table:style-name="ce5">
            <text:p>1739051190.372</text:p>
          </table:table-cell>
          <table:table-cell office:value-type="float" office:value="1739051194.348" table:style-name="ce5">
            <text:p>1739051194.34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3.9760000705718994" table:formula="of:=[.B230]-[.A230]" table:style-name="ce1">
            <text:p>3.976000071</text:p>
          </table:table-cell>
          <table:table-cell table:style-name="ce1"/>
          <table:table-cell office:value-type="float" office:value="3.2650001049041744" table:formula="of:=[.H230] - [.$H$250]" table:style-name="ce1">
            <text:p>3.265000105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93.1059999" table:style-name="ce5">
            <text:p>1739051193.106</text:p>
          </table:table-cell>
          <table:table-cell office:value-type="float" office:value="1739051194.7869999" table:style-name="ce5">
            <text:p>1739051194.78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809999942779541" table:formula="of:=[.B231]-[.A231]" table:style-name="ce1">
            <text:p>1.680999994</text:p>
          </table:table-cell>
          <table:table-cell table:style-name="ce1"/>
          <table:table-cell office:value-type="float" office:value="0.97000002861022905" table:formula="of:=[.H231] - [.$H$250]" table:style-name="ce1">
            <text:p>0.970000029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93.4389999" table:style-name="ce5">
            <text:p>1739051193.439</text:p>
          </table:table-cell>
          <table:table-cell office:value-type="float" office:value="1739051195.072" table:style-name="ce5">
            <text:p>1739051195.07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330001354217529" table:formula="of:=[.B232]-[.A232]" table:style-name="ce1">
            <text:p>1.633000135</text:p>
          </table:table-cell>
          <table:table-cell table:style-name="ce1"/>
          <table:table-cell office:value-type="float" office:value="0.92200016975402788" table:formula="of:=[.H232] - [.$H$250]" table:style-name="ce1">
            <text:p>0.92200017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93.8729999" table:style-name="ce5">
            <text:p>1739051193.873</text:p>
          </table:table-cell>
          <table:table-cell office:value-type="float" office:value="1739051196.3610001" table:style-name="ce5">
            <text:p>1739051196.36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4880001544952393" table:formula="of:=[.B233]-[.A233]" table:style-name="ce1">
            <text:p>2.488000154</text:p>
          </table:table-cell>
          <table:table-cell table:style-name="ce1"/>
          <table:table-cell office:value-type="float" office:value="1.7770001888275142" table:formula="of:=[.H233] - [.$H$250]" table:style-name="ce1">
            <text:p>1.777000189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95.1389999" table:style-name="ce5">
            <text:p>1739051195.139</text:p>
          </table:table-cell>
          <table:table-cell office:value-type="float" office:value="1739051196.7219999" table:style-name="ce5">
            <text:p>1739051196.72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5829999446868896" table:formula="of:=[.B234]-[.A234]" table:style-name="ce1">
            <text:p>1.582999945</text:p>
          </table:table-cell>
          <table:table-cell table:style-name="ce1"/>
          <table:table-cell office:value-type="float" office:value="0.87199997901916459" table:formula="of:=[.H234] - [.$H$250]" table:style-name="ce1">
            <text:p>0.871999979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95.4059999" table:style-name="ce5">
            <text:p>1739051195.406</text:p>
          </table:table-cell>
          <table:table-cell office:value-type="float" office:value="1739051197.049" table:style-name="ce5">
            <text:p>1739051197.04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430001258850098" table:formula="of:=[.B235]-[.A235]" table:style-name="ce1">
            <text:p>1.643000126</text:p>
          </table:table-cell>
          <table:table-cell table:style-name="ce1"/>
          <table:table-cell office:value-type="float" office:value="0.93200016021728471" table:formula="of:=[.H235] - [.$H$250]" table:style-name="ce1">
            <text:p>0.93200016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95.7060001" table:style-name="ce5">
            <text:p>1739051195.706</text:p>
          </table:table-cell>
          <table:table-cell office:value-type="float" office:value="1739051197.3599999" table:style-name="ce5">
            <text:p>1739051197.36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539998054504395" table:formula="of:=[.B236]-[.A236]" table:style-name="ce1">
            <text:p>1.653999805</text:p>
          </table:table-cell>
          <table:table-cell table:style-name="ce1"/>
          <table:table-cell office:value-type="float" office:value="0.9429998397827144" table:formula="of:=[.H236] - [.$H$250]" table:style-name="ce1">
            <text:p>0.94299984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96.039" table:style-name="ce5">
            <text:p>1739051196.039</text:p>
          </table:table-cell>
          <table:table-cell office:value-type="float" office:value="1739051197.654" table:style-name="ce5">
            <text:p>1739051197.65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150000095367432" table:formula="of:=[.B237]-[.A237]" table:style-name="ce1">
            <text:p>1.61500001</text:p>
          </table:table-cell>
          <table:table-cell table:style-name="ce1"/>
          <table:table-cell office:value-type="float" office:value="0.90400004386901811" table:formula="of:=[.H237] - [.$H$250]" table:style-name="ce1">
            <text:p>0.904000044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197.773" table:style-name="ce5">
            <text:p>1739051197.773</text:p>
          </table:table-cell>
          <table:table-cell office:value-type="float" office:value="1739051200.7520001" table:style-name="ce5">
            <text:p>1739051200.75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9790000915527344" table:formula="of:=[.B238]-[.A238]" table:style-name="ce1">
            <text:p>2.979000092</text:p>
          </table:table-cell>
          <table:table-cell table:style-name="ce1"/>
          <table:table-cell office:value-type="float" office:value="2.2680001258850093" table:formula="of:=[.H238] - [.$H$250]" table:style-name="ce1">
            <text:p>2.268000126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200.306" table:style-name="ce5">
            <text:p>1739051200.306</text:p>
          </table:table-cell>
          <table:table-cell office:value-type="float" office:value="1739051201.8759999" table:style-name="ce5">
            <text:p>1739051201.87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5699999332427979" table:formula="of:=[.B239]-[.A239]" table:style-name="ce1">
            <text:p>1.569999933</text:p>
          </table:table-cell>
          <table:table-cell table:style-name="ce1"/>
          <table:table-cell office:value-type="float" office:value="0.8589999675750728" table:formula="of:=[.H239] - [.$H$250]" table:style-name="ce1">
            <text:p>0.858999968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200.6730001" table:style-name="ce5">
            <text:p>1739051200.673</text:p>
          </table:table-cell>
          <table:table-cell office:value-type="float" office:value="1739051204.6210001" table:style-name="ce5">
            <text:p>1739051204.62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3.9479999542236328" table:formula="of:=[.B240]-[.A240]" table:style-name="ce1">
            <text:p>3.947999954</text:p>
          </table:table-cell>
          <table:table-cell table:style-name="ce1"/>
          <table:table-cell office:value-type="float" office:value="3.2369999885559078" table:formula="of:=[.H240] - [.$H$250]" table:style-name="ce1">
            <text:p>3.236999989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200.9389999" table:style-name="ce5">
            <text:p>1739051200.939</text:p>
          </table:table-cell>
          <table:table-cell office:value-type="float" office:value="1739051204.927" table:style-name="ce5">
            <text:p>1739051204.92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3.9880001544952393" table:formula="of:=[.B241]-[.A241]" table:style-name="ce1">
            <text:p>3.988000154</text:p>
          </table:table-cell>
          <table:table-cell table:style-name="ce1"/>
          <table:table-cell office:value-type="float" office:value="3.2770001888275142" table:formula="of:=[.H241] - [.$H$250]" table:style-name="ce1">
            <text:p>3.277000189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203.306" table:style-name="ce5">
            <text:p>1739051203.306</text:p>
          </table:table-cell>
          <table:table-cell office:value-type="float" office:value="1739051205.323" table:style-name="ce5">
            <text:p>1739051205.32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0169999599456787" table:formula="of:=[.B242]-[.A242]" table:style-name="ce1">
            <text:p>2.01699996</text:p>
          </table:table-cell>
          <table:table-cell table:style-name="ce1"/>
          <table:table-cell office:value-type="float" office:value="1.3059999942779537" table:formula="of:=[.H242] - [.$H$250]" table:style-name="ce1">
            <text:p>1.305999994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205.773" table:style-name="ce8">
            <text:p>1739051205.773</text:p>
          </table:table-cell>
          <table:table-cell office:value-type="float" office:value="1739051207.3210001" table:style-name="ce8">
            <text:p>1739051207.321</text:p>
          </table:table-cell>
          <table:table-cell office:value-type="float" office:value="720" table:style-name="ce4">
            <text:p>720</text:p>
          </table:table-cell>
          <table:table-cell office:value-type="float" office:value="1280" table:style-name="ce4">
            <text:p>1280</text:p>
          </table:table-cell>
          <table:table-cell office:value-type="float" office:value="2560" table:style-name="ce4">
            <text:p>2560</text:p>
          </table:table-cell>
          <table:table-cell office:value-type="float" office:value="1843200" table:style-name="ce4">
            <text:p>1843200</text:p>
          </table:table-cell>
          <table:table-cell table:style-name="ce4"/>
          <table:table-cell office:value-type="float" office:value="1.5480000972747803" table:formula="of:=[.B243]-[.A243]" table:style-name="ce4">
            <text:p>1.548000097</text:p>
          </table:table-cell>
          <table:table-cell table:style-name="ce4"/>
          <table:table-cell office:value-type="float" office:value="0.83700013160705522" table:formula="of:=[.H243] - [.$H$250]" table:style-name="ce4">
            <text:p>0.837000132</text:p>
          </table:table-cell>
          <table:table-cell office:value-type="float" office:value="0.71099996566772505" table:formula="of:=[.$H$250]" table:style-name="ce4">
            <text:p>0.710999966</text:p>
          </table:table-cell>
          <table:table-cell table:number-columns-repeated="16373" table:style-name="ce4"/>
        </table:table-row>
        <table:table-row table:style-name="ro1">
          <table:table-cell office:value-type="float" office:value="1739051206.073" table:style-name="ce5">
            <text:p>1739051206.073</text:p>
          </table:table-cell>
          <table:table-cell office:value-type="float" office:value="1739051207.6129999" table:style-name="ce5">
            <text:p>1739051207.61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5399999618530273" table:formula="of:=[.B244]-[.A244]" table:style-name="ce1">
            <text:p>1.539999962</text:p>
          </table:table-cell>
          <table:table-cell table:style-name="ce1"/>
          <table:table-cell office:value-type="float" office:value="0.82899999618530229" table:formula="of:=[.H244] - [.$H$250]" table:style-name="ce1">
            <text:p>0.828999996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office:value-type="float" office:value="1739051206.306" table:style-name="ce5">
            <text:p>1739051206.306</text:p>
          </table:table-cell>
          <table:table-cell office:value-type="float" office:value="1739051207.9100001" table:style-name="ce5">
            <text:p>1739051207.91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040000915527344" table:formula="of:=[.B245]-[.A245]" table:style-name="ce1">
            <text:p>1.604000092</text:p>
          </table:table-cell>
          <table:table-cell table:style-name="ce1"/>
          <table:table-cell office:value-type="float" office:value="0.89300012588500932" table:formula="of:=[.H245] - [.$H$250]" table:style-name="ce1">
            <text:p>0.893000126</text:p>
          </table:table-cell>
          <table:table-cell office:value-type="float" office:value="0.71099996566772505" table:formula="of:=[.$H$250]" table:style-name="ce1">
            <text:p>0.710999966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5"/>
          <table:table-cell table:number-columns-repeated="4" table:style-name="ce1"/>
          <table:table-cell office:value-type="string" table:style-name="ce1">
            <text:p>Median latency of rap (s)</text:p>
          </table:table-cell>
          <table:table-cell office:value-type="float" office:value="1.875999927520752" table:formula="of:=MEDIAN([.H16:.H243])" table:style-name="ce1">
            <text:p>1.875999928</text:p>
          </table:table-cell>
          <table:table-cell table:style-name="ce1"/>
          <table:table-cell office:value-type="float" office:value="1.1649999618530269" table:formula="of:=[.H247] - [.$H$250]" table:style-name="ce1">
            <text:p>1.164999962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5"/>
          <table:table-cell table:number-columns-repeated="4" table:style-name="ce1"/>
          <table:table-cell office:value-type="string" table:style-name="ce1">
            <text:p>Mean frequency rap for 5 mins (Hz)</text:p>
          </table:table-cell>
          <table:table-cell office:value-type="float" office:value="0.75814255101512074" table:formula="of:=COUNT([.H16:.H243]) / ([.A243] - [.A16])" table:style-name="ce1">
            <text:p>0.758142551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5"/>
          <table:table-cell table:number-columns-repeated="4" table:style-name="ce1"/>
          <table:table-cell office:value-type="string" table:style-name="ce1">
            <text:p>Median latency of robot (s)</text:p>
          </table:table-cell>
          <table:table-cell office:value-type="float" office:value="0.71099996566772505" table:style-name="ce1">
            <text:p>0.710999966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5"/>
          <table:table-cell table:number-columns-repeated="4" table:style-name="ce1"/>
          <table:table-cell office:value-type="string" table:style-name="ce1">
            <text:p>Throughput received (MB/sec)</text:p>
          </table:table-cell>
          <table:table-cell office:value-type="float" office:value="1.3974083500310706" table:formula="of:=[.H248]*[.F245]*0.000001" table:style-name="ce1">
            <text:p>1.39740835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5"/>
          <table:table-cell table:number-columns-repeated="4" table:style-name="ce1"/>
          <table:table-cell office:value-type="string" table:style-name="ce1">
            <text:p>test 2 rap 2 oak image stereo</text:p>
          </table:table-cell>
          <table:table-cell table:number-columns-repeated="16377" table:style-name="ce1"/>
        </table:table-row>
        <table:table-row table:number-rows-repeated="104832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8">
      <number:number number:decimal-places="3" number:min-decimal-places="3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dc:creator>Kapoor Gaurav (kapu)</dc:creator>
    <dc:date>2025-02-12T12:31:48Z</dc:date>
    <meta:editing-cycles>4</meta:editing-cycles>
    <meta:editing-duration>PT2364S</meta:editing-duration>
  </office:meta>
</office:document-meta>
</file>